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 fo:break-before="column"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1c5490" style:font-size-asian="4pt" style:font-size-complex="4pt"/>
    </style:style>
    <style:style style:name="P2" style:family="paragraph" style:parent-style-name="Standard">
      <style:text-properties style:font-name="Liberation Mono" fo:font-size="4pt" officeooo:rsid="001c5490" officeooo:paragraph-rsid="001c5490" style:font-size-asian="4pt" style:font-size-complex="4pt"/>
    </style:style>
    <style:style style:name="P3" style:family="paragraph" style:parent-style-name="Standard">
      <style:text-properties style:font-name="Liberation Mono" fo:font-size="4pt" officeooo:rsid="000ef409" officeooo:paragraph-rsid="000ef409" style:font-size-asian="4pt" style:font-size-complex="4pt"/>
    </style:style>
    <style:style style:name="P4" style:family="paragraph" style:parent-style-name="Standard">
      <style:text-properties style:font-name="Liberation Mono" fo:font-size="4pt" officeooo:rsid="000ef409" officeooo:paragraph-rsid="00117352" style:font-size-asian="4pt" style:font-size-complex="4pt"/>
    </style:style>
    <style:style style:name="P5" style:family="paragraph" style:parent-style-name="Standard">
      <style:text-properties style:font-name="Liberation Mono" fo:font-size="4pt" officeooo:rsid="000ef409" officeooo:paragraph-rsid="0033fbf1" style:font-size-asian="4pt" style:font-size-complex="4pt"/>
    </style:style>
    <style:style style:name="P6" style:family="paragraph" style:parent-style-name="Standard">
      <style:text-properties style:font-name="Liberation Mono" fo:font-size="4pt" officeooo:rsid="0013f13b" officeooo:paragraph-rsid="00163450" style:font-size-asian="4pt" style:font-size-complex="4pt"/>
    </style:style>
    <style:style style:name="P7" style:family="paragraph" style:parent-style-name="Standard">
      <style:text-properties style:font-name="Liberation Mono" fo:font-size="4pt" officeooo:rsid="0013f13b" officeooo:paragraph-rsid="001bafd2" style:font-size-asian="4pt" style:font-size-complex="4pt"/>
    </style:style>
    <style:style style:name="P8" style:family="paragraph" style:parent-style-name="Standard">
      <style:text-properties style:font-name="Liberation Mono" fo:font-size="4pt" officeooo:rsid="00163450" officeooo:paragraph-rsid="00163450" style:font-size-asian="4pt" style:font-size-complex="4pt"/>
    </style:style>
    <style:style style:name="P9" style:family="paragraph" style:parent-style-name="Standard">
      <style:paragraph-properties fo:break-before="column"/>
      <style:text-properties style:font-name="Liberation Mono" fo:font-size="4pt" officeooo:paragraph-rsid="002c7a58" style:font-size-asian="4pt" style:font-size-complex="4pt"/>
    </style:style>
    <style:style style:name="P10" style:family="paragraph" style:parent-style-name="Standard">
      <style:text-properties style:font-name="Liberation Mono" fo:font-size="4pt" officeooo:paragraph-rsid="002c7a58" style:font-size-asian="4pt" style:font-size-complex="4pt"/>
    </style:style>
    <style:style style:name="P11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043f12" style:font-size-asian="4pt" style:font-size-complex="4pt"/>
    </style:style>
    <style:style style:name="P12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3a98d" officeooo:paragraph-rsid="00043f12" style:font-size-asian="4pt" style:font-size-complex="4pt"/>
    </style:style>
    <style:style style:name="P13" style:family="paragraph" style:parent-style-name="Standard">
      <style:text-properties style:font-name="Liberation Mono" fo:font-size="4pt" officeooo:rsid="00043f12" officeooo:paragraph-rsid="00043f12" style:font-size-asian="4pt" style:font-size-complex="4pt"/>
    </style:style>
    <style:style style:name="P14" style:family="paragraph" style:parent-style-name="Standard">
      <style:text-properties style:font-name="Liberation Mono" fo:font-size="4pt" officeooo:rsid="00043f12" officeooo:paragraph-rsid="000518b7" style:font-size-asian="4pt" style:font-size-complex="4pt"/>
    </style:style>
    <style:style style:name="P15" style:family="paragraph" style:parent-style-name="Standard">
      <style:text-properties style:font-name="Liberation Mono" fo:font-size="4pt" officeooo:rsid="000518b7" officeooo:paragraph-rsid="002c7a58" style:font-size-asian="4pt" style:font-size-complex="4pt"/>
    </style:style>
    <style:style style:name="P16" style:family="paragraph" style:parent-style-name="Standard">
      <style:text-properties style:font-name="Liberation Mono" fo:font-size="4pt" officeooo:rsid="00043f12" officeooo:paragraph-rsid="002c7a58" style:font-size-asian="4pt" style:font-size-complex="4pt"/>
    </style:style>
    <style:style style:name="P17" style:family="paragraph" style:parent-style-name="Standard">
      <style:text-properties style:font-name="Liberation Mono" fo:font-size="4pt" officeooo:rsid="0007a338" officeooo:paragraph-rsid="0014070e" style:font-size-asian="4pt" style:font-size-complex="4pt"/>
    </style:style>
    <style:style style:name="P18" style:family="paragraph" style:parent-style-name="Standard">
      <style:text-properties style:font-name="Liberation Mono" fo:font-size="4pt" officeooo:rsid="0007a338" officeooo:paragraph-rsid="002c7a58" style:font-size-asian="4pt" style:font-size-complex="4pt"/>
    </style:style>
    <style:style style:name="P19" style:family="paragraph" style:parent-style-name="Standard">
      <style:text-properties style:font-name="Liberation Mono" fo:font-size="4pt" officeooo:rsid="0008df3d" officeooo:paragraph-rsid="0014070e" style:font-size-asian="4pt" style:font-size-complex="4pt"/>
    </style:style>
    <style:style style:name="P20" style:family="paragraph" style:parent-style-name="Standard">
      <style:text-properties style:font-name="Liberation Mono" fo:font-size="4pt" officeooo:rsid="0008df3d" officeooo:paragraph-rsid="002c7a58" style:font-size-asian="4pt" style:font-size-complex="4pt"/>
    </style:style>
    <style:style style:name="P21" style:family="paragraph" style:parent-style-name="Standard">
      <style:text-properties style:font-name="Liberation Mono" fo:font-size="4pt" officeooo:rsid="0003a98d" officeooo:paragraph-rsid="002c7a58" style:font-size-asian="4pt" style:font-size-complex="4pt"/>
    </style:style>
    <style:style style:name="P22" style:family="paragraph" style:parent-style-name="Standard">
      <style:text-properties style:font-name="Liberation Mono" fo:font-size="4pt" officeooo:rsid="0007a338" officeooo:paragraph-rsid="000aa707" style:font-size-asian="4pt" style:font-size-complex="4pt"/>
    </style:style>
    <style:style style:name="P23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aa707" officeooo:paragraph-rsid="000aa707" style:font-size-asian="4pt" style:font-size-complex="4pt"/>
    </style:style>
    <style:style style:name="P24" style:family="paragraph" style:parent-style-name="Standard">
      <style:text-properties style:font-name="Liberation Mono" fo:font-size="4pt" officeooo:rsid="000aa707" officeooo:paragraph-rsid="000aa707" style:font-size-asian="4pt" style:font-size-complex="4pt"/>
    </style:style>
    <style:style style:name="P25" style:family="paragraph" style:parent-style-name="Standard">
      <style:text-properties style:font-name="Liberation Mono" fo:font-size="4pt" officeooo:rsid="000aa707" officeooo:paragraph-rsid="002c7a58" style:font-size-asian="4pt" style:font-size-complex="4pt"/>
    </style:style>
    <style:style style:name="P26" style:family="paragraph" style:parent-style-name="Standard">
      <style:text-properties style:font-name="Liberation Mono" fo:font-size="4pt" officeooo:rsid="000b64a9" officeooo:paragraph-rsid="000b64a9" style:font-size-asian="4pt" style:font-size-complex="4pt"/>
    </style:style>
    <style:style style:name="P27" style:family="paragraph" style:parent-style-name="Standard">
      <style:text-properties style:font-name="Liberation Mono" fo:font-size="4pt" officeooo:rsid="000b64a9" officeooo:paragraph-rsid="002c7a58" style:font-size-asian="4pt" style:font-size-complex="4pt"/>
    </style:style>
    <style:style style:name="P28" style:family="paragraph" style:parent-style-name="Standard">
      <style:text-properties style:font-name="Liberation Mono" fo:font-size="4pt" officeooo:rsid="0007a338" officeooo:paragraph-rsid="00157c7d" style:font-size-asian="4pt" style:font-size-complex="4pt"/>
    </style:style>
    <style:style style:name="P29" style:family="paragraph" style:parent-style-name="Standard">
      <style:text-properties style:font-name="Liberation Mono" fo:font-size="4pt" officeooo:rsid="0008df3d" officeooo:paragraph-rsid="00157c7d" style:font-size-asian="4pt" style:font-size-complex="4pt"/>
    </style:style>
    <style:style style:name="P30" style:family="paragraph" style:parent-style-name="Standard">
      <style:text-properties style:font-name="Liberation Mono" fo:font-size="4pt" officeooo:rsid="00157c7d" officeooo:paragraph-rsid="00157c7d" style:font-size-asian="4pt" style:font-size-complex="4pt"/>
    </style:style>
    <style:style style:name="P31" style:family="paragraph" style:parent-style-name="Standard">
      <style:text-properties style:font-name="Liberation Mono" fo:font-size="4pt" officeooo:rsid="00199145" officeooo:paragraph-rsid="00199145" style:font-size-asian="4pt" style:font-size-complex="4pt"/>
    </style:style>
    <style:style style:name="P32" style:family="paragraph" style:parent-style-name="Standard">
      <style:text-properties style:font-name="Liberation Mono" fo:font-size="4pt" officeooo:rsid="00199145" officeooo:paragraph-rsid="002c7a58" style:font-size-asian="4pt" style:font-size-complex="4pt"/>
    </style:style>
    <style:style style:name="P33" style:family="paragraph" style:parent-style-name="Standard">
      <style:text-properties style:font-name="Liberation Mono" fo:font-size="4pt" officeooo:rsid="00199145" officeooo:paragraph-rsid="001c5490" style:font-size-asian="4pt" style:font-size-complex="4pt"/>
    </style:style>
    <style:style style:name="P34" style:family="paragraph" style:parent-style-name="Standard">
      <style:text-properties style:font-name="Liberation Mono" fo:font-size="4pt" officeooo:rsid="0007a338" officeooo:paragraph-rsid="00272cbd" style:font-size-asian="4pt" style:font-size-complex="4pt"/>
    </style:style>
    <style:style style:name="P35" style:family="paragraph" style:parent-style-name="Standard">
      <style:text-properties style:font-name="Liberation Mono" fo:font-size="4pt" officeooo:rsid="0008df3d" officeooo:paragraph-rsid="00272cbd" style:font-size-asian="4pt" style:font-size-complex="4pt"/>
    </style:style>
    <style:style style:name="P36" style:family="paragraph" style:parent-style-name="Standard">
      <style:text-properties style:font-name="Liberation Mono" fo:font-size="4pt" officeooo:rsid="0003a98d" officeooo:paragraph-rsid="002e3da5" style:font-size-asian="4pt" style:font-size-complex="4pt"/>
    </style:style>
    <style:style style:name="P37" style:family="paragraph" style:parent-style-name="Standard">
      <style:text-properties style:font-name="Liberation Mono" fo:font-size="4pt" officeooo:rsid="0007a338" officeooo:paragraph-rsid="002e3da5" style:font-size-asian="4pt" style:font-size-complex="4pt"/>
    </style:style>
    <style:style style:name="P38" style:family="paragraph" style:parent-style-name="Standard">
      <style:text-properties style:font-name="Liberation Mono" fo:font-size="4pt" officeooo:rsid="0008df3d" officeooo:paragraph-rsid="002e3da5" style:font-size-asian="4pt" style:font-size-complex="4pt"/>
    </style:style>
    <style:style style:name="P39" style:family="paragraph" style:parent-style-name="Standard">
      <style:paragraph-properties fo:break-before="column"/>
      <style:text-properties style:font-name="Liberation Mono" fo:font-size="4pt" officeooo:paragraph-rsid="00043f12" style:font-size-asian="4pt" style:font-size-complex="4pt"/>
    </style:style>
    <style:style style:name="P40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07a338" style:font-size-asian="4pt" style:font-size-complex="4pt"/>
    </style:style>
    <style:style style:name="P41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7a338" officeooo:paragraph-rsid="0007a338" style:font-size-asian="4pt" style:font-size-complex="4pt"/>
    </style:style>
    <style:style style:name="P42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08df3d" style:font-size-asian="4pt" style:font-size-complex="4pt"/>
    </style:style>
    <style:style style:name="P43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8df3d" officeooo:paragraph-rsid="0008df3d" style:font-size-asian="4pt" style:font-size-complex="4pt"/>
    </style:style>
    <style:style style:name="P44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8df3d" officeooo:paragraph-rsid="000aa707" style:font-size-asian="4pt" style:font-size-complex="4pt"/>
    </style:style>
    <style:style style:name="P45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aa707" officeooo:paragraph-rsid="0014070e" style:font-size-asian="4pt" style:font-size-complex="4pt"/>
    </style:style>
    <style:style style:name="P46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4070e" officeooo:paragraph-rsid="0014070e" style:font-size-asian="4pt" style:font-size-complex="4pt"/>
    </style:style>
    <style:style style:name="P47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c5e91" officeooo:paragraph-rsid="000c5e91" style:font-size-asian="4pt" style:font-size-complex="4pt"/>
    </style:style>
    <style:style style:name="P48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cbdfe" officeooo:paragraph-rsid="000cbdfe" style:font-size-asian="4pt" style:font-size-complex="4pt"/>
    </style:style>
    <style:style style:name="P49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cbdfe" officeooo:paragraph-rsid="002b8e9e" style:font-size-asian="4pt" style:font-size-complex="4pt"/>
    </style:style>
    <style:style style:name="P50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0cbdfe" style:font-size-asian="4pt" style:font-size-complex="4pt"/>
    </style:style>
    <style:style style:name="P51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cbdfe" officeooo:paragraph-rsid="0010ad62" style:font-size-asian="4pt" style:font-size-complex="4pt"/>
    </style:style>
    <style:style style:name="P52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c5e91" officeooo:paragraph-rsid="000cbdfe" style:font-size-asian="4pt" style:font-size-complex="4pt"/>
    </style:style>
    <style:style style:name="P53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ef409" officeooo:paragraph-rsid="002b8e9e" style:font-size-asian="4pt" style:font-size-complex="4pt"/>
    </style:style>
    <style:style style:name="P54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117352" style:font-size-asian="4pt" style:font-size-complex="4pt"/>
    </style:style>
    <style:style style:name="P55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ef409" officeooo:paragraph-rsid="00117352" style:font-size-asian="4pt" style:font-size-complex="4pt"/>
    </style:style>
    <style:style style:name="P56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0ad62" officeooo:paragraph-rsid="00117352" style:font-size-asian="4pt" style:font-size-complex="4pt"/>
    </style:style>
    <style:style style:name="P57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ef409" officeooo:paragraph-rsid="0014070e" style:font-size-asian="4pt" style:font-size-complex="4pt"/>
    </style:style>
    <style:style style:name="P58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2b8e9e" style:font-size-asian="4pt" style:font-size-complex="4pt"/>
    </style:style>
    <style:style style:name="P59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1c5490" style:font-size-asian="4pt" style:font-size-complex="4pt"/>
    </style:style>
    <style:style style:name="P60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ef409" officeooo:paragraph-rsid="001c5490" style:font-size-asian="4pt" style:font-size-complex="4pt"/>
    </style:style>
    <style:style style:name="P61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3f13b" officeooo:paragraph-rsid="001c5490" style:font-size-asian="4pt" style:font-size-complex="4pt"/>
    </style:style>
    <style:style style:name="P62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0ad62" officeooo:paragraph-rsid="001c5490" style:font-size-asian="4pt" style:font-size-complex="4pt"/>
    </style:style>
    <style:style style:name="P63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a5807" officeooo:paragraph-rsid="001c5490" style:font-size-asian="4pt" style:font-size-complex="4pt"/>
    </style:style>
    <style:style style:name="P64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1d840e" style:font-size-asian="4pt" style:font-size-complex="4pt"/>
    </style:style>
    <style:style style:name="P65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d840e" officeooo:paragraph-rsid="002b8e9e" style:font-size-asian="4pt" style:font-size-complex="4pt"/>
    </style:style>
    <style:style style:name="P66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3f13b" officeooo:paragraph-rsid="002b8e9e" style:font-size-asian="4pt" style:font-size-complex="4pt"/>
    </style:style>
    <style:style style:name="P67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0ad62" officeooo:paragraph-rsid="002b8e9e" style:font-size-asian="4pt" style:font-size-complex="4pt"/>
    </style:style>
    <style:style style:name="P68" style:family="paragraph" style:parent-style-name="Standard">
      <style:paragraph-properties fo:break-before="column"/>
      <style:text-properties style:font-name="Liberation Mono" fo:font-size="4pt" officeooo:rsid="00163450" officeooo:paragraph-rsid="0033fbf1" style:font-size-asian="4pt" style:font-size-complex="4pt"/>
    </style:style>
    <style:style style:name="P69" style:family="paragraph" style:parent-style-name="Standard">
      <style:text-properties style:font-name="Liberation Mono" fo:font-size="4pt" officeooo:rsid="0013f13b" officeooo:paragraph-rsid="0033fbf1" style:font-size-asian="4pt" style:font-size-complex="4pt"/>
    </style:style>
    <style:style style:name="P70" style:family="paragraph" style:parent-style-name="Standard">
      <style:text-properties style:font-name="Liberation Mono" fo:font-size="4pt" officeooo:rsid="001bafd2" officeooo:paragraph-rsid="0033fbf1" style:font-size-asian="4pt" style:font-size-complex="4pt"/>
    </style:style>
    <style:style style:name="P71" style:family="paragraph" style:parent-style-name="Standard">
      <style:text-properties style:font-name="Liberation Mono" fo:font-size="4pt" officeooo:rsid="001c5490" officeooo:paragraph-rsid="0033fbf1" style:font-size-asian="4pt" style:font-size-complex="4pt"/>
    </style:style>
    <style:style style:name="P72" style:family="paragraph" style:parent-style-name="Standard">
      <style:text-properties style:font-name="Liberation Mono" fo:font-size="4pt" officeooo:rsid="00254092" officeooo:paragraph-rsid="0033fbf1" style:font-size-asian="4pt" style:font-size-complex="4pt"/>
    </style:style>
    <style:style style:name="P73" style:family="paragraph" style:parent-style-name="Standard">
      <style:text-properties style:font-name="Liberation Mono" fo:font-size="4pt" officeooo:rsid="00043f12" officeooo:paragraph-rsid="0033fbf1" style:font-size-asian="4pt" style:font-size-complex="4pt"/>
    </style:style>
    <style:style style:name="P74" style:family="paragraph" style:parent-style-name="Standard">
      <style:paragraph-properties fo:break-before="column"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12a70c" style:font-size-asian="4pt" style:font-size-complex="4pt"/>
    </style:style>
    <style:style style:name="P75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1d585b" style:font-size-asian="4pt" style:font-size-complex="4pt"/>
    </style:style>
    <style:style style:name="P76" style:family="paragraph" style:parent-style-name="Standard">
      <style:text-properties style:font-name="Liberation Mono" fo:font-size="4pt" officeooo:rsid="0003a98d" officeooo:paragraph-rsid="00272cbd" style:font-size-asian="4pt" style:font-size-complex="4pt"/>
    </style:style>
    <style:style style:name="P77" style:family="paragraph" style:parent-style-name="Standard">
      <style:text-properties style:font-name="Liberation Mono" fo:font-size="4pt" officeooo:rsid="0029e43c" officeooo:paragraph-rsid="002e3da5" style:font-size-asian="4pt" style:font-size-complex="4pt"/>
    </style:style>
    <style:style style:name="P78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2e3da5" style:font-size-asian="4pt" style:font-size-complex="4pt"/>
    </style:style>
    <style:style style:name="P79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29e43c" officeooo:paragraph-rsid="002e3da5" style:font-size-asian="4pt" style:font-size-complex="4pt"/>
    </style:style>
    <style:style style:name="P80" style:family="paragraph" style:parent-style-name="Standard">
      <style:text-properties style:font-name="Liberation Mono" fo:font-size="4pt" officeooo:rsid="0007a338" officeooo:paragraph-rsid="002ea6e5" style:font-size-asian="4pt" style:font-size-complex="4pt"/>
    </style:style>
    <style:style style:name="P81" style:family="paragraph" style:parent-style-name="Standard">
      <style:text-properties style:font-name="Liberation Mono" fo:font-size="4pt" officeooo:rsid="0008df3d" officeooo:paragraph-rsid="002ff8cd" style:font-size-asian="4pt" style:font-size-complex="4pt"/>
    </style:style>
    <style:style style:name="P82" style:family="paragraph" style:parent-style-name="Standard">
      <style:text-properties style:font-name="Liberation Mono" fo:font-size="4pt" officeooo:rsid="0003a98d" officeooo:paragraph-rsid="002ff8cd" style:font-size-asian="4pt" style:font-size-complex="4pt"/>
    </style:style>
    <style:style style:name="P83" style:family="paragraph" style:parent-style-name="Standard">
      <style:text-properties style:font-name="Liberation Mono" fo:font-size="4pt" officeooo:rsid="0007a338" officeooo:paragraph-rsid="002ff8cd" style:font-size-asian="4pt" style:font-size-complex="4pt"/>
    </style:style>
    <style:style style:name="P84" style:family="paragraph" style:parent-style-name="Standard">
      <style:text-properties style:font-name="Liberation Mono" fo:font-size="4pt" officeooo:rsid="0003a98d" officeooo:paragraph-rsid="0029e43c" style:font-size-asian="4pt" style:font-size-complex="4pt"/>
    </style:style>
    <style:style style:name="P85" style:family="paragraph" style:parent-style-name="Standard">
      <style:text-properties style:font-name="Liberation Mono" fo:font-size="4pt" officeooo:rsid="0007a338" officeooo:paragraph-rsid="0029e43c" style:font-size-asian="4pt" style:font-size-complex="4pt"/>
    </style:style>
    <style:style style:name="P86" style:family="paragraph" style:parent-style-name="Standard">
      <style:text-properties style:font-name="Liberation Mono" fo:font-size="4pt" officeooo:rsid="002e146a" officeooo:paragraph-rsid="002e146a" style:font-size-asian="4pt" style:font-size-complex="4pt"/>
    </style:style>
    <style:style style:name="P87" style:family="paragraph" style:parent-style-name="Standard">
      <style:text-properties style:font-name="Liberation Mono" fo:font-size="4pt" officeooo:rsid="0008df3d" officeooo:paragraph-rsid="002e146a" style:font-size-asian="4pt" style:font-size-complex="4pt"/>
    </style:style>
    <style:style style:name="P88" style:family="paragraph" style:parent-style-name="Standard">
      <style:text-properties style:font-name="Liberation Mono" fo:font-size="4pt" officeooo:rsid="0003a98d" officeooo:paragraph-rsid="002e146a" style:font-size-asian="4pt" style:font-size-complex="4pt"/>
    </style:style>
    <style:style style:name="P89" style:family="paragraph" style:parent-style-name="Standard">
      <style:text-properties style:font-name="Liberation Mono" fo:font-size="4pt" officeooo:rsid="0003a98d" officeooo:paragraph-rsid="00353653" style:font-size-asian="4pt" style:font-size-complex="4pt"/>
    </style:style>
    <style:style style:name="P90" style:family="paragraph" style:parent-style-name="Standard">
      <style:text-properties style:font-name="Liberation Mono" fo:font-size="4pt" officeooo:rsid="0007a338" officeooo:paragraph-rsid="00353653" style:font-size-asian="4pt" style:font-size-complex="4pt"/>
    </style:style>
    <style:style style:name="P91" style:family="paragraph" style:parent-style-name="Standard">
      <style:text-properties style:font-name="Liberation Mono" fo:font-size="4pt" officeooo:rsid="0008df3d" officeooo:paragraph-rsid="00353653" style:font-size-asian="4pt" style:font-size-complex="4pt"/>
    </style:style>
    <style:style style:name="P92" style:family="paragraph" style:parent-style-name="Standard">
      <style:paragraph-properties fo:break-before="column"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1e9e6a" style:font-size-asian="4pt" style:font-size-complex="4pt"/>
    </style:style>
    <style:style style:name="P93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1e9e6a" style:font-size-asian="4pt" style:font-size-complex="4pt"/>
    </style:style>
    <style:style style:name="P94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1fa0dd" style:font-size-asian="4pt" style:font-size-complex="4pt"/>
    </style:style>
    <style:style style:name="P95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d840e" officeooo:paragraph-rsid="001fa0dd" style:font-size-asian="4pt" style:font-size-complex="4pt"/>
    </style:style>
    <style:style style:name="P96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ef409" officeooo:paragraph-rsid="001fa0dd" style:font-size-asian="4pt" style:font-size-complex="4pt"/>
    </style:style>
    <style:style style:name="P97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0ad62" officeooo:paragraph-rsid="001fa0dd" style:font-size-asian="4pt" style:font-size-complex="4pt"/>
    </style:style>
    <style:style style:name="P98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fa0dd" officeooo:paragraph-rsid="001fa0dd" style:font-size-asian="4pt" style:font-size-complex="4pt"/>
    </style:style>
    <style:style style:name="P99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2056de" style:font-size-asian="4pt" style:font-size-complex="4pt"/>
    </style:style>
    <style:style style:name="P100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fa0dd" officeooo:paragraph-rsid="002b8e9e" style:font-size-asian="4pt" style:font-size-complex="4pt"/>
    </style:style>
    <style:style style:name="P101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d840e" officeooo:paragraph-rsid="002056de" style:font-size-asian="4pt" style:font-size-complex="4pt"/>
    </style:style>
    <style:style style:name="P102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ef409" officeooo:paragraph-rsid="002056de" style:font-size-asian="4pt" style:font-size-complex="4pt"/>
    </style:style>
    <style:style style:name="P103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0ad62" officeooo:paragraph-rsid="002056de" style:font-size-asian="4pt" style:font-size-complex="4pt"/>
    </style:style>
    <style:style style:name="P104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fa0dd" officeooo:paragraph-rsid="002056de" style:font-size-asian="4pt" style:font-size-complex="4pt"/>
    </style:style>
    <style:style style:name="P105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0ad62" officeooo:paragraph-rsid="002ea6e5" style:font-size-asian="4pt" style:font-size-complex="4pt"/>
    </style:style>
    <style:style style:name="P106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ef409" officeooo:paragraph-rsid="002e3da5" style:font-size-asian="4pt" style:font-size-complex="4pt"/>
    </style:style>
    <style:style style:name="P107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222f0c" style:font-size-asian="4pt" style:font-size-complex="4pt"/>
    </style:style>
    <style:style style:name="P108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2804ec" style:font-size-asian="4pt" style:font-size-complex="4pt"/>
    </style:style>
    <style:style style:name="P109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d840e" officeooo:paragraph-rsid="002804ec" style:font-size-asian="4pt" style:font-size-complex="4pt"/>
    </style:style>
    <style:style style:name="P110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ef409" officeooo:paragraph-rsid="002804ec" style:font-size-asian="4pt" style:font-size-complex="4pt"/>
    </style:style>
    <style:style style:name="P111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0ad62" officeooo:paragraph-rsid="002804ec" style:font-size-asian="4pt" style:font-size-complex="4pt"/>
    </style:style>
    <style:style style:name="P112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ef409" officeooo:paragraph-rsid="002ea6e5" style:font-size-asian="4pt" style:font-size-complex="4pt"/>
    </style:style>
    <style:style style:name="P113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353653" style:font-size-asian="4pt" style:font-size-complex="4pt"/>
    </style:style>
    <style:style style:name="P114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370cdb" style:font-size-asian="4pt" style:font-size-complex="4pt"/>
    </style:style>
    <style:style style:name="P115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fa0dd" officeooo:paragraph-rsid="00370cdb" style:font-size-asian="4pt" style:font-size-complex="4pt"/>
    </style:style>
    <style:style style:name="P116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ef409" officeooo:paragraph-rsid="00370cdb" style:font-size-asian="4pt" style:font-size-complex="4pt"/>
    </style:style>
    <style:style style:name="P117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3e912a" style:font-size-asian="4pt" style:font-size-complex="4pt"/>
    </style:style>
    <style:style style:name="P118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fa0dd" officeooo:paragraph-rsid="003e912a" style:font-size-asian="4pt" style:font-size-complex="4pt"/>
    </style:style>
    <style:style style:name="P119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ef409" officeooo:paragraph-rsid="003e912a" style:font-size-asian="4pt" style:font-size-complex="4pt"/>
    </style:style>
    <style:style style:name="P120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3d739e" officeooo:paragraph-rsid="003d739e" style:font-size-asian="4pt" style:font-size-complex="4pt"/>
    </style:style>
    <style:style style:name="P121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fa0dd" officeooo:paragraph-rsid="00353653" style:font-size-asian="4pt" style:font-size-complex="4pt"/>
    </style:style>
    <style:style style:name="P122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ef409" officeooo:paragraph-rsid="00353653" style:font-size-asian="4pt" style:font-size-complex="4pt"/>
    </style:style>
    <style:style style:name="P123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3d739e" style:font-size-asian="4pt" style:font-size-complex="4pt"/>
    </style:style>
    <style:style style:name="P124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0ad62" officeooo:paragraph-rsid="003d739e" style:font-size-asian="4pt" style:font-size-complex="4pt"/>
    </style:style>
    <style:style style:name="P125" style:family="paragraph" style:parent-style-name="Standard">
      <style:paragraph-properties fo:break-before="page"/>
      <style:text-properties style:font-name="Liberation Mono" fo:font-size="4pt" officeooo:rsid="00254092" officeooo:paragraph-rsid="00353653" style:font-size-asian="4pt" style:font-size-complex="4pt"/>
    </style:style>
    <style:style style:name="P126" style:family="paragraph" style:parent-style-name="Standard">
      <style:text-properties style:font-name="Liberation Mono" fo:font-size="4pt" officeooo:rsid="00254092" officeooo:paragraph-rsid="00353653" style:font-size-asian="4pt" style:font-size-complex="4pt"/>
    </style:style>
    <style:style style:name="P127" style:family="paragraph" style:parent-style-name="Standard">
      <style:paragraph-properties fo:break-before="column"/>
      <style:text-properties style:font-name="Liberation Mono" fo:font-size="4pt" officeooo:rsid="0003a98d" officeooo:paragraph-rsid="002e3da5" style:font-size-asian="4pt" style:font-size-complex="4pt"/>
    </style:style>
    <style:style style:name="P128" style:family="paragraph" style:parent-style-name="Standard">
      <style:text-properties style:font-name="Liberation Mono" fo:font-size="4pt" officeooo:rsid="00300abd" officeooo:paragraph-rsid="00300abd" style:font-size-asian="4pt" style:font-size-complex="4pt"/>
    </style:style>
    <style:style style:name="P129" style:family="paragraph" style:parent-style-name="Standard">
      <style:text-properties style:font-name="Liberation Mono" fo:font-size="4pt" officeooo:rsid="0031c101" officeooo:paragraph-rsid="0031c101" style:font-size-asian="4pt" style:font-size-complex="4pt"/>
    </style:style>
    <style:style style:name="P130" style:family="paragraph" style:parent-style-name="Standard">
      <style:paragraph-properties fo:break-before="column"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222f0c" style:font-size-asian="4pt" style:font-size-complex="4pt"/>
    </style:style>
    <style:style style:name="P131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254092" style:font-size-asian="4pt" style:font-size-complex="4pt"/>
    </style:style>
    <style:style style:name="P132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fa0dd" officeooo:paragraph-rsid="00254092" style:font-size-asian="4pt" style:font-size-complex="4pt"/>
    </style:style>
    <style:style style:name="P133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ef409" officeooo:paragraph-rsid="00254092" style:font-size-asian="4pt" style:font-size-complex="4pt"/>
    </style:style>
    <style:style style:name="P134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36c825" officeooo:paragraph-rsid="00370cdb" style:font-size-asian="4pt" style:font-size-complex="4pt"/>
    </style:style>
    <style:style style:name="P135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0ad62" officeooo:paragraph-rsid="00370cdb" style:font-size-asian="4pt" style:font-size-complex="4pt"/>
    </style:style>
    <style:style style:name="P136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272cbd" style:font-size-asian="4pt" style:font-size-complex="4pt"/>
    </style:style>
    <style:style style:name="P137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fa0dd" officeooo:paragraph-rsid="00272cbd" style:font-size-asian="4pt" style:font-size-complex="4pt"/>
    </style:style>
    <style:style style:name="P138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ef409" officeooo:paragraph-rsid="00272cbd" style:font-size-asian="4pt" style:font-size-complex="4pt"/>
    </style:style>
    <style:style style:name="P139" style:family="paragraph" style:parent-style-name="Standard">
      <style:paragraph-properties fo:break-before="column"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163450" style:font-size-asian="4pt" style:font-size-complex="4pt"/>
    </style:style>
    <style:style style:name="T1" style:family="text">
      <style:text-properties officeooo:rsid="001e9e6a"/>
    </style:style>
    <style:style style:name="T2" style:family="text">
      <style:text-properties officeooo:rsid="00157c7d"/>
    </style:style>
    <style:style style:name="T3" style:family="text">
      <style:text-properties officeooo:rsid="001bafd2"/>
    </style:style>
    <style:style style:name="T4" style:family="text">
      <style:text-properties officeooo:rsid="00117352"/>
    </style:style>
    <style:style style:name="T5" style:family="text">
      <style:text-properties officeooo:rsid="00199145"/>
    </style:style>
    <style:style style:name="T6" style:family="text">
      <style:text-properties officeooo:rsid="00163450"/>
    </style:style>
    <style:style style:name="T7" style:family="text">
      <style:text-properties officeooo:rsid="000ef409"/>
    </style:style>
    <style:style style:name="T8" style:family="text">
      <style:text-properties officeooo:rsid="00043f12"/>
    </style:style>
    <style:style style:name="T9" style:family="text">
      <style:text-properties officeooo:rsid="0007a338"/>
    </style:style>
    <style:style style:name="T10" style:family="text">
      <style:text-properties officeooo:rsid="0003a98d"/>
    </style:style>
    <style:style style:name="T11" style:family="text">
      <style:text-properties officeooo:rsid="000518b7"/>
    </style:style>
    <style:style style:name="T12" style:family="text">
      <style:text-properties officeooo:rsid="0014070e"/>
    </style:style>
    <style:style style:name="T13" style:family="text">
      <style:text-properties officeooo:rsid="0008df3d"/>
    </style:style>
    <style:style style:name="T14" style:family="text">
      <style:text-properties officeooo:rsid="000aa707"/>
    </style:style>
    <style:style style:name="T15" style:family="text">
      <style:text-properties officeooo:rsid="0013f13b"/>
    </style:style>
    <style:style style:name="T16" style:family="text">
      <style:text-properties officeooo:rsid="001c5490"/>
    </style:style>
    <style:style style:name="T17" style:family="text">
      <style:text-properties officeooo:rsid="001d840e"/>
    </style:style>
    <style:style style:name="T18" style:family="text">
      <style:text-properties style:font-name="Liberation Mono" fo:font-size="4pt" officeooo:rsid="0003a98d" style:font-size-asian="4pt" style:font-size-complex="4pt"/>
    </style:style>
    <style:style style:name="T19" style:family="text">
      <style:text-properties officeooo:rsid="0029e43c"/>
    </style:style>
    <style:style style:name="T20" style:family="text">
      <style:text-properties officeooo:rsid="000cbdfe"/>
    </style:style>
    <style:style style:name="T21" style:family="text">
      <style:text-properties officeooo:rsid="000c5e91"/>
    </style:style>
    <style:style style:name="T22" style:family="text">
      <style:text-properties officeooo:rsid="0010ad62"/>
    </style:style>
    <style:style style:name="T23" style:family="text">
      <style:text-properties officeooo:rsid="0012a70c"/>
    </style:style>
    <style:style style:name="T24" style:family="text">
      <style:text-properties officeooo:rsid="0017d778"/>
    </style:style>
    <style:style style:name="T25" style:family="text">
      <style:text-properties officeooo:rsid="001a5807"/>
    </style:style>
    <style:style style:name="T26" style:family="text">
      <style:text-properties style:font-name="Liberation Mono" fo:font-size="4pt" officeooo:rsid="00043f12" style:font-size-asian="4pt" style:font-size-complex="4pt"/>
    </style:style>
    <style:style style:name="T27" style:family="text">
      <style:text-properties officeooo:rsid="002056de"/>
    </style:style>
    <style:style style:name="T28" style:family="text">
      <style:text-properties officeooo:rsid="0033fbf1"/>
    </style:style>
    <style:style style:name="T29" style:family="text">
      <style:text-properties officeooo:rsid="00272cbd"/>
    </style:style>
    <style:style style:name="T30" style:family="text">
      <style:text-properties officeooo:rsid="001fa0dd"/>
    </style:style>
    <style:style style:name="T31" style:family="text">
      <style:text-properties officeooo:rsid="002b8e9e"/>
    </style:style>
    <style:style style:name="T32" style:family="text">
      <style:text-properties officeooo:rsid="002ea6e5"/>
    </style:style>
    <style:style style:name="T33" style:family="text">
      <style:text-properties officeooo:rsid="002ff8cd"/>
    </style:style>
    <style:style style:name="T34" style:family="text">
      <style:text-properties officeooo:rsid="002e3da5"/>
    </style:style>
    <style:style style:name="T35" style:family="text">
      <style:text-properties officeooo:rsid="002c7a58"/>
    </style:style>
    <style:style style:name="T36" style:family="text">
      <style:text-properties officeooo:rsid="0036c825"/>
    </style:style>
    <style:style style:name="T37" style:family="text">
      <style:text-properties officeooo:rsid="002e146a"/>
    </style:style>
    <style:style style:name="T38" style:family="text">
      <style:text-properties officeooo:rsid="00222f0c"/>
    </style:style>
    <style:style style:name="T39" style:family="text">
      <style:text-properties officeooo:rsid="00370cdb"/>
    </style:style>
    <style:style style:name="T40" style:family="text">
      <style:text-properties officeooo:rsid="003d739e"/>
    </style:style>
    <style:style style:name="T41" style:family="text">
      <style:text-properties officeooo:rsid="0038f175"/>
    </style:style>
    <style:style style:name="T42" style:family="text">
      <style:text-properties officeooo:rsid="0031ef6a"/>
    </style:style>
    <style:style style:name="T43" style:family="text">
      <style:text-properties officeooo:rsid="00300abd"/>
    </style:style>
    <style:style style:name="T44" style:family="text">
      <style:text-properties officeooo:rsid="0031c101"/>
    </style:style>
    <style:style style:name="T45" style:family="text">
      <style:text-properties officeooo:rsid="002540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====================================================================================</text:p>
      <text:p text:style-name="P3">Mission 0 – help jack <text:span text:style-name="T1">find part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ission 1 – help jack <text:span text:style-name="T1">find Gradient Base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mission 2 – <text:tab/><text:span text:style-name="T1">B</text:span>enefactor – <text:span text:style-name="T2">gather intel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mission 3 – <text:tab/><text:span text:style-name="T1">B</text:span>enefactor – <text:span text:style-name="T2">deliver intel </text:span><text:span text:style-name="T3">to Steelhaven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line-break/>mission 4 – <text:span text:style-name="T1">Rescue J</text:span>ack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mission <text:span text:style-name="T4">5</text:span> – <text:tab/><text:span text:style-name="T1">B</text:span>enefactor <text:span text:style-name="T4">– </text:span><text:span text:style-name="T2">deliver ammo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mission 6 – <text:span text:style-name="T5">RACE</text:span></text:p>
      <text:p text:style-name="P7">mission <text:span text:style-name="T6">7</text:span> – <text:tab/><text:span text:style-name="T1">B</text:span><text:span text:style-name="T7">enefactor </text:span><text:span text:style-name="T4">– </text:span><text:span text:style-name="T3">intel to Muckthorn</text:span></text:p>
      <text:p text:style-name="P8">mission 8 – <text:span text:style-name="T5">DT helps JACK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8">VOICEMAIL_0</text:span><text:span text:style-name="T9">_SCRIPT=”say[Hey, It’s me. Give me a call back. ASAP!]Jack</text:span></text:p>
      <text:p text:style-name="P10"><text:span text:style-name="T9">”</text:span><text:span text:style-name="T8"><text:line-break/>VOICEMAIL_0</text:span><text:span text:style-name="T9">_CALLBACK_SCRIPT</text:span><text:span text:style-name="T10">=”say[</text:span><text:span text:style-name="T11">*</text:span><text:span text:style-name="T10">RING!! RING!!</text:span><text:span text:style-name="T11">*</text:span><text:span text:style-name="T10">]<text:line-break/>say[Hello?]Jack</text:span></text:p>
      <text:p text:style-name="P11">say[I know it has been awhile, but I need your help with something.]Jack</text:p>
      <text:p text:style-name="P12">say[<text:span text:style-name="T8">I lost contact with Jill while she was on a mission.</text:span>]<text:span text:style-name="T8">Jack</text:span></text:p>
      <text:p text:style-name="P13">say[She was looking for this part in the Sunfire Desert.]Jack</text:p>
      <text:p text:style-name="P13">say[I sent the <text:span text:style-name="T12">location and mission</text:span> <text:span text:style-name="T12">request </text:span>to your PC.]Jack</text:p>
      <text:p text:style-name="P13">say[Buy a mech and assign me as the pilot.]Jack</text:p>
      <text:p text:style-name="P13">say[When you are all ready, hit Start Mission.]Jack</text:p>
      <text:p text:style-name="P13">do[unlock pilot(0)]</text:p>
      <text:p text:style-name="P14">do[unlock mission(0)]</text:p>
      <text:p text:style-name="P15">[end]</text:p>
      <text:p text:style-name="P16">“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pan text:style-name="T8">VOICEMAIL_</text:span><text:span text:style-name="T13">1</text:span>_SCRIPT=”<text:span text:style-name="T13">say[I sent a mission to your PC. Do not fail me.]Benefactor</text:span></text:p>
      <text:p text:style-name="P18"><text:span text:style-name="T13">do[unlock mission(</text:span><text:span text:style-name="T7">2</text:span><text:span text:style-name="T13">)]</text:span></text:p>
      <text:p text:style-name="P18"><text:span text:style-name="T13">”<text:line-break/></text:span><text:span text:style-name="T8">VOICEMAIL_</text:span><text:span text:style-name="T13">1</text:span>_CALLBACK_SCRIPT<text:span text:style-name="T10">=”say[</text:span><text:span text:style-name="T11">*</text:span><text:span text:style-name="T10">RING!! RING!!</text:span><text:span text:style-name="T11">*</text:span><text:span text:style-name="T10">]</text:span></text:p>
      <text:p text:style-name="P19">say[*THIS NUMBER CANNOT BE REACHED AS DIALED*]</text:p>
      <text:p text:style-name="P20">say[*CLICK*]</text:p>
      <text:p text:style-name="P21">”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pan text:style-name="T8">VOICEMAIL_</text:span><text:span text:style-name="T14">2</text:span>_SCRIPT=”<text:span text:style-name="T14">say[Hey, It’s me. Got a lead on Jill.]Jack</text:span></text:p>
      <text:p text:style-name="P23">say[My new friend, Jam, told me there is a new Gradient settlement in the Muckthorn swamp.]Jack</text:p>
      <text:p text:style-name="P23">say[Jill wasn’t a Gradient, but her friends usually were.]Jack</text:p>
      <text:p text:style-name="P24">say[Can I use this mech again? I want to see if they know anything.]Jack</text:p>
      <text:p text:style-name="P25">say[Call me back!]Jack</text:p>
      <text:p text:style-name="P18">”</text:p>
      <text:p text:style-name="P22"><text:span text:style-name="T8">VOICEMAIL_</text:span><text:span text:style-name="T14">2</text:span>_CALLBACK_SCRIPT<text:span text:style-name="T10">=”</text:span></text:p>
      <text:p text:style-name="P26">say[Thanks for calling me back. I know it’s not cheap to help me out like this. But it’s for Jill]Jack</text:p>
      <text:p text:style-name="P26">choices[Of course. Let’s go., For Jill.]</text:p>
      <text:p text:style-name="P26">[Of course. Let’s go.]</text:p>
      <text:p text:style-name="P26">go[end]</text:p>
      <text:p text:style-name="P26">[For Jill.]</text:p>
      <text:p text:style-name="P26">say[I think about her every <text:span text:style-name="T15">second</text:span>. <text:span text:style-name="T15">Mom is a wreck. We have to find her.</text:span>]Jack</text:p>
      <text:p text:style-name="P26">go[end]</text:p>
      <text:p text:style-name="P26">[end]</text:p>
      <text:p text:style-name="P26">say[It should be an easy mission.]Jack</text:p>
      <text:p text:style-name="P27">do[unlock mission(<text:span text:style-name="T15">1</text:span>)]</text:p>
      <text:p text:style-name="P18">“</text:p>
      <text:p text:style-name="P28"><text:span text:style-name="T8">VOICEMAIL_</text:span><text:span text:style-name="T15">3</text:span>_SCRIPT=”<text:span text:style-name="T13">say[I sent a</text:span><text:span text:style-name="T7">nother</text:span><text:span text:style-name="T13"> mission to your PC. Do not fail me.]Benefactor</text:span></text:p>
      <text:p text:style-name="P28"><text:span text:style-name="T13">do[unlock mission(</text:span><text:span text:style-name="T7">3</text:span><text:span text:style-name="T13">)]”<text:line-break/></text:span><text:span text:style-name="T8">VOICEMAIL_</text:span><text:span text:style-name="T15">3_</text:span>CALLBACK_SCRIPT<text:span text:style-name="T10">=”say[</text:span><text:span text:style-name="T11">*</text:span><text:span text:style-name="T10">RING!! RING!!</text:span><text:span text:style-name="T11">*</text:span><text:span text:style-name="T10">]</text:span></text:p>
      <text:p text:style-name="P29">say[*THIS NUMBER CANNOT BE REACHED AS DIALED*]</text:p>
      <text:p text:style-name="P20">say[*CLICK*]</text:p>
      <text:p text:style-name="P21">”</text:p>
      <text:p text:style-name="P21"/>
      <text:p text:style-name="P21"/>
      <text:p text:style-name="P21"/>
      <text:p text:style-name="P28"><text:span text:style-name="T8">VOICEMAIL_</text:span><text:span text:style-name="T2">4</text:span>_SCRIPT=”<text:span text:style-name="T13">say[I sent a</text:span><text:span text:style-name="T7">nother</text:span><text:span text:style-name="T13"> mission to your PC. Do not fail me.]Benefactor</text:span></text:p>
      <text:p text:style-name="P28"><text:span text:style-name="T13">do[unlock mission(</text:span><text:span text:style-name="T2">5</text:span><text:span text:style-name="T13">)]”<text:line-break/></text:span><text:span text:style-name="T8">VOICEMAIL_</text:span><text:span text:style-name="T2">4</text:span><text:span text:style-name="T15">_</text:span>CALLBACK_SCRIPT<text:span text:style-name="T10">=”say[</text:span><text:span text:style-name="T11">*</text:span><text:span text:style-name="T10">RING!! RING!!</text:span><text:span text:style-name="T11">*</text:span><text:span text:style-name="T10">]</text:span></text:p>
      <text:p text:style-name="P29">say[*THIS NUMBER CANNOT BE REACHED AS DIALED*]</text:p>
      <text:p text:style-name="P20">say[*CLICK*]</text:p>
      <text:p text:style-name="P21">”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8"><text:span text:style-name="T8">VOICEMAIL_</text:span><text:span text:style-name="T2">5</text:span>_SCRIPT=”<text:span text:style-name="T13">say[</text:span><text:span text:style-name="T2">Hello</text:span><text:span text:style-name="T13">]???</text:span></text:p>
      <text:p text:style-name="P30">say[I apologize for the secrecy. But these days, there are more ears on one call than on-a whole cornfield.]???</text:p>
      <text:p text:style-name="P30">say[You can call me D.T.]DT</text:p>
      <text:p text:style-name="P30">say[Just know, I’<text:span text:style-name="T6">m</text:span> a friend. <text:span text:style-name="T6">I am callin’ to tell ya something important.</text:span>]DT</text:p>
      <text:p text:style-name="P30">say[This “Benefactor” <text:span text:style-name="T6">fella</text:span> your working with...]<text:span text:style-name="T6">DT</text:span></text:p>
      <text:p text:style-name="P8">say[Ain’t someone you should be hangin’ your hat with.]DT</text:p>
      <text:p text:style-name="P8">say[I only say this because I have followed their work for a long time.]DT</text:p>
      <text:p text:style-name="P8">say[They don’t care about Dualists. They don’t give a damn about the Gradients.]DT</text:p>
      <text:p text:style-name="P8">say[Benefactors are like vultures. Preyin’ on death.]DT</text:p>
      <text:p text:style-name="P8">say[I can help your friend Jack. Send him to these coordinates.]DT</text:p>
      <text:p text:style-name="P8">say[Tell ‘em you whatever you need to, but don’t mention who sent ya. I need ya to keep a tight lid our conversation. ]DT</text:p>
      <text:p text:style-name="P8">say[Good luck on your mission. I’ll be callin’ ya back soon.]DT</text:p>
      <text:p text:style-name="P28"><text:span text:style-name="T13">do[unlock mission(</text:span><text:span text:style-name="T6">8</text:span><text:span text:style-name="T13">)]”<text:line-break/></text:span><text:span text:style-name="T8">VOICEMAIL_</text:span><text:span text:style-name="T2">5</text:span><text:span text:style-name="T15">_</text:span>CALLBACK_SCRIPT<text:span text:style-name="T10">=”say[</text:span><text:span text:style-name="T11">*</text:span><text:span text:style-name="T10">RING!! RING!!</text:span><text:span text:style-name="T11">*</text:span><text:span text:style-name="T10">]</text:span></text:p>
      <text:p text:style-name="P29">say[*THIS NUMBER CANNOT BE REACHED AS DIALED*]</text:p>
      <text:p text:style-name="P20">say[*CLICK*]</text:p>
      <text:p text:style-name="P21">”</text:p>
      <text:p text:style-name="P21"/>
      <text:p text:style-name="P31">VOICEMAIL_6_SCRIPT=”</text:p>
      <text:p text:style-name="P32">say[Hey! It’s me. <text:span text:style-name="T16">Call me back. I have another lead. Maybe.</text:span>]Jack</text:p>
      <text:p text:style-name="P32">”<text:span text:style-name="T13"><text:line-break/></text:span><text:span text:style-name="T8">VOICEMAIL_</text:span><text:span text:style-name="T16">6</text:span><text:span text:style-name="T15">_</text:span><text:span text:style-name="T9">CALLBACK_SCRIPT</text:span><text:span text:style-name="T10">=”</text:span></text:p>
      <text:p text:style-name="P33">say[Miss me yet?]Jack</text:p>
      <text:p text:style-name="P33">say[I just hit the road. I am headed to the EAU raceway.<text:span text:style-name="T16">]Jack</text:span></text:p>
      <text:p text:style-name="P33"><text:span text:style-name="T16">say[</text:span>When we were kids, mom would take Jill and I there.]Jack</text:p>
      <text:p text:style-name="P31">say[Maybe someone there <text:span text:style-name="T16">knows her</text:span>?]Jack</text:p>
      <text:p text:style-name="P31">say[By the way. If you ever need some money, try participating in a race.]Jack</text:p>
      <text:p text:style-name="P31">say[<text:span text:style-name="T16">But honestly, t</text:span>hey are impossible to win without a racing mech.]Jack</text:p>
      <text:p text:style-name="P31">say[Maybe one day, when we find Jill, we can start a <text:span text:style-name="T16">proper </text:span>racing team!]Jack</text:p>
      <text:p text:style-name="P31">say[I’ll send you my location in case you are interested in trying out for a race <text:span text:style-name="T16">one day</text:span>.]Jack</text:p>
      <text:p text:style-name="P32">do[unlock mission(6)]</text:p>
      <text:p text:style-name="P32">”</text:p>
      <text:p text:style-name="P34"><text:span text:style-name="T8">VOICEMAIL_</text:span><text:span text:style-name="T17">7</text:span>_SCRIPT=”<text:span text:style-name="T13">say[I </text:span><text:span text:style-name="T17">need you to tell the leaders at the Gradient base in Muckthorn about the Dualists’ plans to destroy them</text:span><text:span text:style-name="T13">.]Benefactor</text:span></text:p>
      <text:p text:style-name="P34"><text:span text:style-name="T13">do[unlock mission(</text:span><text:span text:style-name="T17">7</text:span><text:span text:style-name="T13">)]”<text:line-break/></text:span><text:span text:style-name="T8">VOICEMAIL_</text:span><text:span text:style-name="T17">7</text:span><text:span text:style-name="T15">_</text:span>CALLBACK_SCRIPT<text:span text:style-name="T10">=”say[</text:span><text:span text:style-name="T11">*</text:span><text:span text:style-name="T10">RING!! RING!!</text:span><text:span text:style-name="T11">*</text:span><text:span text:style-name="T10">]</text:span></text:p>
      <text:p text:style-name="P35">say[*THIS NUMBER CANNOT BE REACHED AS DIALED*]</text:p>
      <text:p text:style-name="P20">say[*CLICK*]</text:p>
      <text:p text:style-name="P21">”</text:p>
      <text:p text:style-name="P36"><text:span text:style-name="T18"/></text:p>
      <text:p text:style-name="P37"><text:span text:style-name="T8">VOICEMAIL_</text:span><text:span text:style-name="T19">8</text:span>_SCRIPT=”<text:span text:style-name="T13">say[</text:span><text:span text:style-name="T19">You are to help the Dualists destroy the Gradient’s base in Muckthorn</text:span><text:span text:style-name="T13">.]Benefactor</text:span></text:p>
      <text:p text:style-name="P37"><text:span text:style-name="T13">do[unlock mission(</text:span><text:span text:style-name="T19">9</text:span><text:span text:style-name="T13">)]”<text:line-break/></text:span><text:span text:style-name="T8">VOICEMAIL_</text:span><text:span text:style-name="T19">8</text:span><text:span text:style-name="T15">_</text:span>CALLBACK_SCRIPT<text:span text:style-name="T10">=”say[</text:span><text:span text:style-name="T11">*</text:span><text:span text:style-name="T10">RING!! RING!!</text:span><text:span text:style-name="T11">*</text:span><text:span text:style-name="T10">]</text:span></text:p>
      <text:p text:style-name="P38">say[*THIS NUMBER CANNOT BE REACHED AS DIALED*]</text:p>
      <text:p text:style-name="P38">say[*CLICK*]</text:p>
      <text:p text:style-name="P36">”</text:p>
      <text:p text:style-name="P39">MISSION_0_START_SCRIPT<text:span text:style-name="T10">=”</text:span></text:p>
      <text:p text:style-name="P40">say[Love the smell of a brand new mech!]Jack</text:p>
      <text:p text:style-name="P41">say[I’ll be back in a day.]Jack</text:p>
      <text:p text:style-name="P41">say[Good odds I’ll make it back in one piece.]Jack</text:p>
      <text:p text:style-name="P40">“</text:p>
      <text:p text:style-name="P42">MISSION_<text:span text:style-name="T20">0</text:span>_SUCCESS_SCRIPT<text:span text:style-name="T13">=”</text:span></text:p>
      <text:p text:style-name="P43">say[Good news, bad news.]Jack</text:p>
      <text:p text:style-name="P43">choices[Good news First., Bad news First.]</text:p>
      <text:p text:style-name="P44">[Good news First.]</text:p>
      <text:p text:style-name="P44">say[I found the part Jill was looking for!]Jack</text:p>
      <text:p text:style-name="P44">say[<text:span text:style-name="T14">and uh… yeah. Still no Jill...</text:span>]Jack</text:p>
      <text:p text:style-name="P23"><text:span text:style-name="T21">go</text:span>[end]</text:p>
      <text:p text:style-name="P43">[Bad news First.]</text:p>
      <text:p text:style-name="P23">say[I did not find Jill. The search continues...]Jack</text:p>
      <text:p text:style-name="P44">say[<text:span text:style-name="T14">But-- </text:span>I <text:span text:style-name="T14">*did*</text:span> <text:span text:style-name="T14">find</text:span> the part Jill was looking for!]Jack</text:p>
      <text:p text:style-name="P23">[end]</text:p>
      <text:p text:style-name="P23">go[complete mission(0)]</text:p>
      <text:p text:style-name="P44">do[get part(1)]</text:p>
      <text:p text:style-name="P45">say<text:span text:style-name="T12">[...and I g</text:span>ot a lead on Jill.<text:span text:style-name="T12">]Jack</text:span></text:p>
      <text:p text:style-name="P45"><text:span text:style-name="T12">say[</text:span>I <text:span text:style-name="T12">met</text:span> this porter <text:span text:style-name="T12">along the way home</text:span>. His name was Jam.]Jack</text:p>
      <text:p text:style-name="P23">say[Jam told me there is a new Gradient settlement in the Muckthorn swamp]Jack</text:p>
      <text:p text:style-name="P23">say[Jill wasn’t a Gradient, but her friends usually were.]Jack</text:p>
      <text:p text:style-name="P23">say[Can I use this mech again? I want to see if <text:span text:style-name="T12">anyone at this settlement knows her</text:span>.]Jack</text:p>
      <text:p text:style-name="P23">choices[Yes. let’s go look for Jill., No. maybe tomorrow.]</text:p>
      <text:p text:style-name="P23">[Yes. let’s go look for Jill.]</text:p>
      <text:p text:style-name="P46">do[unlock mission(1)]</text:p>
      <text:p text:style-name="P46">go[end]</text:p>
      <text:p text:style-name="P23">[No. maybe tomorrow.]</text:p>
      <text:p text:style-name="P23">do[get voicemail(2)]</text:p>
      <text:p text:style-name="P46">[end]</text:p>
      <text:p text:style-name="P42">“</text:p>
      <text:p text:style-name="P42">MISSION_<text:span text:style-name="T20">0</text:span>_<text:span text:style-name="T13">FAIL</text:span>_SCRIPT<text:span text:style-name="T13">=”</text:span></text:p>
      <text:p text:style-name="P47">say[Jack <text:span text:style-name="T20">broke his crown</text:span>. GAME OVER]</text:p>
      <text:p text:style-name="P47">do[game over]</text:p>
      <text:p text:style-name="P42">“</text:p>
      <text:p text:style-name="P48">MISSION_1_START_SCRIPT=”</text:p>
      <text:p text:style-name="P48">say[Another easy mission.]Jack</text:p>
      <text:p text:style-name="P48">say[Everything considered, it’s a nice day out.]Jack</text:p>
      <text:p text:style-name="P48">say[Sun is shining, bees a buzzin. What could go wrong?]Jack</text:p>
      <text:p text:style-name="P48">say[Gonna ask these Gradients about Jill.]Jack</text:p>
      <text:p text:style-name="P49">say[I promise to wash the mech when I get back. I am sure it will have swamp-stink.]Jack</text:p>
      <text:p text:style-name="P49">”</text:p>
      <text:p text:style-name="P50">MISSION_<text:span text:style-name="T20">1</text:span>_SUCCESS_SCRIPT<text:span text:style-name="T13">=”</text:span></text:p>
      <text:p text:style-name="P48">say[*MECH AUTO PILOT HAS BEEN ENGAGED*]</text:p>
      <text:p text:style-name="P48">say[*ONE VOICE MEMO WAS RECORDED YESTERDAY*]</text:p>
      <text:p text:style-name="P48">say[*PLAYING VOICE MEMO*]<text:line-break/>say[Crap! This wasn’t a good idea after all.]Jack</text:p>
      <text:p text:style-name="P48">say[The gradients <text:span text:style-name="T22">are</text:span> not ready for anyone to know about this base yet.]Jack</text:p>
      <text:p text:style-name="P48">say[Their scout saw me a mile away. They are closing in now. I imagine I will be detained.]JACK</text:p>
      <text:p text:style-name="P48">say[I’<text:span text:style-name="T22">m gonna </text:span>put on auto-pilot and send it home.]Jack</text:p>
      <text:p text:style-name="P51">say[<text:span text:style-name="T22">Sorry, I</text:span> think I’<text:span text:style-name="T22">ll</text:span> be out of commission for a bit.]Jack</text:p>
      <text:p text:style-name="P51">say[*HALT YOU ARE UNDER ARREST!*]???</text:p>
      <text:p text:style-name="P48">say[KEEP LOOKING FOR JILL!]Jack</text:p>
      <text:p text:style-name="P48">say[*<text:span text:style-name="T4">STEP OUT OF THE VEHICLE!</text:span>*]???</text:p>
      <text:p text:style-name="P48">say[DON’T SHOOT! <text:span text:style-name="T7">I am coming out.</text:span>]Jack</text:p>
      <text:p text:style-name="P48">say[*END OF VOICE MEMO.*]</text:p>
      <text:p text:style-name="P48">“</text:p>
      <text:p text:style-name="P50">MISSION_<text:span text:style-name="T20">1</text:span>_<text:span text:style-name="T13">FAIL</text:span>_SCRIPT<text:span text:style-name="T13">=”</text:span></text:p>
      <text:p text:style-name="P52">say[Jack <text:span text:style-name="T20">broke his crown</text:span>. GAME OVER]</text:p>
      <text:p text:style-name="P52">do[game over]</text:p>
      <text:p text:style-name="P50">“</text:p>
      <text:p text:style-name="P49">MISSION_<text:span text:style-name="T7">2</text:span>_START_SCRIPT=”<text:span text:style-name="T7">say[I need you to gather intel on a new Gradient base. Rumor says it is near the Muckthorn swamp.]Benefactor</text:span></text:p>
      <text:p text:style-name="P53">”</text:p>
      <text:p text:style-name="P54">MISSION_<text:span text:style-name="T22">2</text:span>_SUCCESS_SCRIPT<text:span text:style-name="T13">=”</text:span></text:p>
      <text:p text:style-name="P55">say[I encountered some scouts. I wasn’t spotted.](pilot)</text:p>
      <text:p text:style-name="P55">say[Also, I noticed a small camp outside of their base](pilot)</text:p>
      <text:p text:style-name="P55">say[I was able to spot Jack!](pilot)</text:p>
      <text:p text:style-name="P55">say[I know it isn’t the Benefactor’s mission, but maybe we can save him!]</text:p>
      <text:p text:style-name="P46">do[complete mission(2)]</text:p>
      <text:p text:style-name="P55">”</text:p>
      <text:p text:style-name="P54">MISSION_<text:span text:style-name="T22">2</text:span>_<text:span text:style-name="T13">FAIL</text:span>_SCRIPT<text:span text:style-name="T13">=”</text:span></text:p>
      <text:p text:style-name="P56">say[You <text:span text:style-name="T23">may</text:span> retry this mission.]</text:p>
      <text:p text:style-name="P56">do[unlock mission(2)]</text:p>
      <text:p text:style-name="P54">“</text:p>
      <text:p text:style-name="P49">MISSION_<text:span text:style-name="T4">3</text:span>_START_SCRIPT=”<text:span text:style-name="T7">say[</text:span><text:span text:style-name="T4">I need you to deliver this info to the Dualists in Steelhaven.</text:span><text:span text:style-name="T7">]Benefactor</text:span></text:p>
      <text:p text:style-name="P53">”</text:p>
      <text:p text:style-name="P54">MISSION_<text:span text:style-name="T4">3</text:span>_SUCCESS_SCRIPT<text:span text:style-name="T13">=”</text:span></text:p>
      <text:p text:style-name="P55">say[<text:span text:style-name="T4">Well, that was pretty simple. They were happy about the intel.</text:span>](pilot)</text:p>
      <text:p text:style-name="P55">say[<text:span text:style-name="T4">However</text:span>, I noticed <text:span text:style-name="T4">they were very keen on destroying that base in Muckthorn.</text:span>](pilot)</text:p>
      <text:p text:style-name="P55">say[I <text:span text:style-name="T4">am worried about </text:span>Jack.](pilot)</text:p>
      <text:p text:style-name="P57">say[I know it isn’t the Benefactor’s mission, but maybe we can <text:span text:style-name="T4">still</text:span> save him!]</text:p>
      <text:p text:style-name="P57">do[<text:span text:style-name="T12">complete</text:span> mission(<text:span text:style-name="T12">3</text:span>)]</text:p>
      <text:p text:style-name="P53">do[unlock mission(<text:span text:style-name="T12">4</text:span>)]</text:p>
      <text:p text:style-name="P53">”</text:p>
      <text:p text:style-name="P54">MISSION_<text:span text:style-name="T4">3</text:span>_<text:span text:style-name="T13">FAIL</text:span>_SCRIPT<text:span text:style-name="T13">=”</text:span></text:p>
      <text:p text:style-name="P56">say[You <text:span text:style-name="T23">may</text:span> retry this mission.]</text:p>
      <text:p text:style-name="P56">do[unlock mission(<text:span text:style-name="T4">3</text:span>)]</text:p>
      <text:p text:style-name="P54">“</text:p>
      <text:p text:style-name="P58"><text:span text:style-name="T20">MISSION_</text:span><text:span text:style-name="T23">4</text:span><text:span text:style-name="T20">_START_SCRIPT=”</text:span><text:span text:style-name="T7">say[</text:span><text:span text:style-name="T23">We gotta get Jack out of that swampy camp before the whole place is wiped out!](pilot)</text:span></text:p>
      <text:p text:style-name="P53">”</text:p>
      <text:p text:style-name="P59">MISSION_<text:span text:style-name="T23">4</text:span>_SUCCESS_SCRIPT<text:span text:style-name="T13">=”</text:span></text:p>
      <text:p text:style-name="P60">say[<text:span text:style-name="T23">Thank</text:span><text:span text:style-name="T1">s for bustin’ me out of there</text:span><text:span text:style-name="T23">!</text:span>]<text:span text:style-name="T23">Jack</text:span></text:p>
      <text:p text:style-name="P60">say[<text:span text:style-name="T23">That place was awful! For all their righteousness, them Gradients treat their POW like dogs.</text:span>](pilot)</text:p>
      <text:p text:style-name="P61">choices[Are you OK Jack?, What should we do next?]</text:p>
      <text:p text:style-name="P61">[Are you OK Jack?]</text:p>
      <text:p text:style-name="P61">say[I am OK. I survived. I am just worried about my sister.]Jack</text:p>
      <text:p text:style-name="P61">[What should we do next?]</text:p>
      <text:p text:style-name="P61">say[Find Jill. <text:span text:style-name="T5">I am going to go out on my own for a bit. I need to find her.]Jack</text:span></text:p>
      <text:p text:style-name="P61"><text:span text:style-name="T5">say[As soon as I find anything I will call you.</text:span>]Jack</text:p>
      <text:p text:style-name="P60">do[<text:span text:style-name="T12">complete</text:span> mission(<text:span text:style-name="T12">4</text:span>)]</text:p>
      <text:p text:style-name="P60">do[unlock mission(<text:span text:style-name="T15">6</text:span>)]</text:p>
      <text:p text:style-name="P61">do[unlock voicemail<text:span text:style-name="T12">(4)</text:span>]<text:line-break/><text:span text:style-name="T24">do[jack leaves]</text:span></text:p>
      <text:p text:style-name="P60">”</text:p>
      <text:p text:style-name="P59">MISSION_<text:span text:style-name="T12">4</text:span>_<text:span text:style-name="T13">FAIL</text:span>_SCRIPT<text:span text:style-name="T13">=”</text:span></text:p>
      <text:p text:style-name="P62">say[You <text:span text:style-name="T23">may</text:span> retry this mission.]</text:p>
      <text:p text:style-name="P62">do[unlock mission(<text:span text:style-name="T12">4</text:span>)]</text:p>
      <text:p text:style-name="P59">“</text:p>
      <text:p text:style-name="P59"><text:span text:style-name="T20">MISSION_</text:span><text:span text:style-name="T12">5</text:span><text:span text:style-name="T20">_START_SCRIPT=”</text:span></text:p>
      <text:p text:style-name="P59"><text:span text:style-name="T7">say[</text:span><text:span text:style-name="T2">I </text:span><text:span text:style-name="T5">wonder what the Dualists will do with all this ammo?</text:span><text:span text:style-name="T2">](</text:span><text:span text:style-name="T23">pilot)</text:span></text:p>
      <text:p text:style-name="P53">say[<text:span text:style-name="T5">According to our intel, Gradients will be spying on any deliveries going in and out of Steelhaven. We need to be careful!</text:span><text:span text:style-name="T2">](</text:span><text:span text:style-name="T23">pilot)</text:span></text:p>
      <text:p text:style-name="P53">”</text:p>
      <text:p text:style-name="P59">MISSION_<text:span text:style-name="T12">5</text:span>_SUCCESS_SCRIPT<text:span text:style-name="T13">=”</text:span></text:p>
      <text:p text:style-name="P60">say[<text:span text:style-name="T5">That wad dicey.</text:span>](pilot)</text:p>
      <text:p text:style-name="P60">do[<text:span text:style-name="T12">complete</text:span> mission(<text:span text:style-name="T2">5</text:span>)]</text:p>
      <text:p text:style-name="P61">do[unlock voicemail<text:span text:style-name="T12">(</text:span><text:span text:style-name="T19">7</text:span><text:span text:style-name="T12">)</text:span>]</text:p>
      <text:p text:style-name="P60">”</text:p>
      <text:p text:style-name="P59">MISSION_<text:span text:style-name="T12">5</text:span>_<text:span text:style-name="T13">FAIL</text:span>_SCRIPT<text:span text:style-name="T13">=”</text:span></text:p>
      <text:p text:style-name="P62">say[You <text:span text:style-name="T23">may</text:span> retry this mission.]</text:p>
      <text:p text:style-name="P62">do[unlock mission(<text:span text:style-name="T12">5</text:span>)]</text:p>
      <text:p text:style-name="P59">“</text:p>
      <text:p text:style-name="P59"><text:span text:style-name="T20">MISSION_</text:span><text:span text:style-name="T12">6</text:span><text:span text:style-name="T20">_START_SCRIPT=”</text:span><text:span text:style-name="T7">say[</text:span><text:span text:style-name="T5">Hey! </text:span><text:span text:style-name="T25">I am so g</text:span><text:span text:style-name="T5">lad you made it!</text:span><text:span text:style-name="T7">]</text:span><text:span text:style-name="T23">Jack</text:span></text:p>
      <text:p text:style-name="P63">say[I think the Dualists suck, but man I love their raceways. The EAU is beautiful today.]Jack</text:p>
      <text:p text:style-name="P63">say[Oh, this must be your racer.]</text:p>
      <text:p text:style-name="P63">say[Yo!](pilot)</text:p>
      <text:p text:style-name="P63">say[This race is 24 hours long. I hope you are ready!]Jack</text:p>
      <text:p text:style-name="P63">”</text:p>
      <text:p text:style-name="P59">MISSION_<text:span text:style-name="T12">6</text:span>_SUCCESS_SCRIPT<text:span text:style-name="T13">=”</text:span></text:p>
      <text:p text:style-name="P59"><text:span text:style-name="T7">say[</text:span><text:span text:style-name="T25">Holy crap! You won? What are the odds?!</text:span><text:span text:style-name="T7">]</text:span><text:span text:style-name="T23">Jack</text:span></text:p>
      <text:p text:style-name="P61">do[unlock voicemail<text:span text:style-name="T12">(</text:span><text:span text:style-name="T17">9</text:span><text:span text:style-name="T12">)</text:span>]</text:p>
      <text:p text:style-name="P60">”</text:p>
      <text:p text:style-name="P59">MISSION_<text:span text:style-name="T12">6</text:span>_<text:span text:style-name="T13">FAIL</text:span>_SCRIPT<text:span text:style-name="T13">=”</text:span></text:p>
      <text:p text:style-name="P64"><text:span text:style-name="T7">say[</text:span><text:span text:style-name="T17">Those races are deadly. Next time use better gear.</text:span><text:span text:style-name="T7">]</text:span><text:span text:style-name="T23">Jack</text:span></text:p>
      <text:p text:style-name="P64"><text:span text:style-name="T7">say[</text:span><text:span text:style-name="T17">Another good pilot gone. RIP.</text:span><text:span text:style-name="T7">]</text:span><text:span text:style-name="T23">Jack</text:span></text:p>
      <text:p text:style-name="P59">“</text:p>
      <text:p text:style-name="P58"><text:span text:style-name="T20">MISSION_</text:span><text:span text:style-name="T17">7</text:span><text:span text:style-name="T20">_START_SCRIPT=”</text:span><text:span text:style-name="T7">say[</text:span><text:span text:style-name="T17">I find it interesting the big ‘B’ wants us to help the Gradients. Weren’t we just delivering ammo and stuff to the Dualists? Not very righteous...](pilot)”</text:span></text:p>
      <text:p text:style-name="P58">MISSION_<text:span text:style-name="T17">7</text:span>_SUCCESS_SCRIPT<text:span text:style-name="T13">=”</text:span></text:p>
      <text:p text:style-name="P65">say[No <text:span text:style-name="T1">serious</text:span> problem<text:span text:style-name="T1">s</text:span>.](pilot)</text:p>
      <text:p text:style-name="P53">do[<text:span text:style-name="T12">complete</text:span> mission(<text:span text:style-name="T17">7</text:span>)]</text:p>
      <text:p text:style-name="P66">do[unlock voicemail<text:span text:style-name="T12">(</text:span><text:span text:style-name="T17">8</text:span><text:span text:style-name="T12">)</text:span>]</text:p>
      <text:p text:style-name="P53">”</text:p>
      <text:p text:style-name="P58">MISSION_<text:span text:style-name="T17">7</text:span>_<text:span text:style-name="T13">FAIL</text:span>_SCRIPT<text:span text:style-name="T13">=”</text:span></text:p>
      <text:p text:style-name="P67">say[You <text:span text:style-name="T23">may</text:span> retry this mission.]</text:p>
      <text:p text:style-name="P67">do[unlock mission(<text:span text:style-name="T1">7</text:span>)]</text:p>
      <text:p text:style-name="P58">“<text:span text:style-name="T26"/></text:p>
      <text:p text:style-name="P58"><text:span text:style-name="T20">MISSION_</text:span><text:span text:style-name="T27">8</text:span><text:span text:style-name="T20">_START_SCRIPT=”</text:span></text:p>
      <text:p text:style-name="P65">”</text:p>
      <text:p text:style-name="P58">MISSION_<text:span text:style-name="T27">8</text:span>_SUCCESS_SCRIPT<text:span text:style-name="T13">=”</text:span></text:p>
      <text:p text:style-name="P53">”</text:p>
      <text:p text:style-name="P58">MISSION_<text:span text:style-name="T27">8</text:span>_<text:span text:style-name="T13">FAIL</text:span>_SCRIPT<text:span text:style-name="T13">=”</text:span></text:p>
      <text:p text:style-name="P58">“</text:p>
      <text:p text:style-name="P68"><text:soft-page-break/></text:p>
      <text:p text:style-name="P69">mission <text:span text:style-name="T3">9</text:span> – <text:tab/><text:span text:style-name="T1">B</text:span><text:span text:style-name="T7">enefactor </text:span><text:span text:style-name="T4">– </text:span><text:span text:style-name="T16">destroy</text:span><text:span text:style-name="T3"> Muckthorn.</text:span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70">Mission 10 – help civilian with cat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Mission 11 – <text:tab/><text:span text:style-name="T16">Benefactor – </text:span>Hack satellite <text:span text:style-name="T16">from tower</text:span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1">Mission 12 – <text:tab/>Benefactor – intel on blockade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Mission 13 – <text:tab/>Benefactor - move satellite #1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Mission 1<text:span text:style-name="T27">4</text:span> – <text:tab/>Benefactor - move satellite #2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Mission 1<text:span text:style-name="T27">5</text:span> – <text:tab/>Benefactor - drop satellite on the blockade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Mission 1<text:span text:style-name="T27">6</text:span> – <text:tab/>Benefactor - drop second satellite on hall of chambers 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Mission 1<text:span text:style-name="T27">7</text:span> – <text:tab/>Benefactor - attack underground bunker (repeats)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pan text:style-name="T1">Mission 1</text:span><text:span text:style-name="T27">8</text:span><text:span text:style-name="T1"> – ???</text:span></text:p>
      <text:p text:style-name="P71"/>
      <text:p text:style-name="P71"><text:span text:style-name="T1">Mission 1</text:span><text:span text:style-name="T27">9</text:span><text:span text:style-name="T1"> – ???</text:span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2">Mission 20 -<text:tab/>Benefactor – <text:span text:style-name="T28">MAKE IT LOOK LIKE AN ACCIDENT</text:span></text:p>
      <text:p text:style-name="P72"/>
      <text:p text:style-name="P72"/>
      <text:p text:style-name="P72"/>
      <text:p text:style-name="P72"/>
      <text:p text:style-name="P72"/>
      <text:p text:style-name="P73"/>
      <text:p text:style-name="P74"/>
      <text:p text:style-name="P75"/>
      <text:p text:style-name="P76"/>
      <text:p text:style-name="P37"><text:span text:style-name="T8">VOICEMAIL_</text:span><text:span text:style-name="T29">9</text:span>_SCRIPT=”</text:p>
      <text:p text:style-name="P77">say[Congrats on winning the qualifiers!]</text:p>
      <text:p text:style-name="P77">say[You have been invited you back to race. ]</text:p>
      <text:p text:style-name="P77">say[The event has been sent to your PC.]</text:p>
      <text:p text:style-name="P77">do[unlock mission(33)]</text:p>
      <text:p text:style-name="P38">”<text:line-break/><text:span text:style-name="T8">VOICEMAIL_</text:span><text:span text:style-name="T29">9</text:span><text:span text:style-name="T15">_</text:span><text:span text:style-name="T9">CALLBACK_SCRIPT</text:span><text:span text:style-name="T10">=”say[</text:span><text:span text:style-name="T11">*</text:span><text:span text:style-name="T10">RING!! RING!!</text:span><text:span text:style-name="T11">*</text:span><text:span text:style-name="T10">]</text:span></text:p>
      <text:p text:style-name="P38">say[*THIS NUMBER CANNOT BE REACHED AS DIALED*]</text:p>
      <text:p text:style-name="P38">say[*CLICK*]</text:p>
      <text:p text:style-name="P36">”</text:p>
      <text:p text:style-name="P37"><text:span text:style-name="T8">VOICEMAIL_</text:span><text:span text:style-name="T29">10</text:span>_SCRIPT=”</text:p>
      <text:p text:style-name="P77">say[Hey! You!]???</text:p>
      <text:p text:style-name="P78"><text:span text:style-name="T7">say[</text:span><text:span text:style-name="T30">You stepped on my cat’s tail!]Cat Lady</text:span></text:p>
      <text:p text:style-name="P78"><text:span text:style-name="T7">say[</text:span><text:span text:style-name="T30">You better take my cat to the vet.]Cat Lady</text:span></text:p>
      <text:p text:style-name="P79">do[unlock mission(10)]</text:p>
      <text:p text:style-name="P38">”<text:line-break/><text:span text:style-name="T8">VOICEMAIL_</text:span><text:span text:style-name="T29">10</text:span><text:span text:style-name="T15">_</text:span><text:span text:style-name="T9">CALLBACK_SCRIPT</text:span><text:span text:style-name="T10">=”</text:span></text:p>
      <text:p text:style-name="P78"><text:span text:style-name="T7">say[</text:span><text:span text:style-name="T30">You </text:span><text:span text:style-name="T19">and your dumb mech better</text:span><text:span text:style-name="T30"> take my cat to the vet!]Cat Lady</text:span></text:p>
      <text:p text:style-name="P79">say[*CLICK*]</text:p>
      <text:p text:style-name="P36">”</text:p>
      <text:p text:style-name="P36"/>
      <text:p text:style-name="P36"/>
      <text:p text:style-name="P36"/>
      <text:p text:style-name="P37"><text:span text:style-name="T8">VOICEMAIL_</text:span><text:span text:style-name="T31">11</text:span>_SCRIPT=”<text:span text:style-name="T13">say[</text:span><text:span text:style-name="T31">I need access to an old decommissioned comms tower</text:span><text:span text:style-name="T13">.]Benefactor</text:span></text:p>
      <text:p text:style-name="P37"><text:span text:style-name="T13">do[unlock mission(</text:span><text:span text:style-name="T31">11</text:span><text:span text:style-name="T13">)]”<text:line-break/></text:span><text:span text:style-name="T8">VOICEMAIL_</text:span><text:span text:style-name="T31">11</text:span><text:span text:style-name="T15">_</text:span>CALLBACK_SCRIPT<text:span text:style-name="T10">=”say[</text:span><text:span text:style-name="T11">*</text:span><text:span text:style-name="T10">RING!! RING!!</text:span><text:span text:style-name="T11">*</text:span><text:span text:style-name="T10">]</text:span></text:p>
      <text:p text:style-name="P38">say[*THIS NUMBER CANNOT BE REACHED AS DIALED*]</text:p>
      <text:p text:style-name="P38">say[*CLICK*]</text:p>
      <text:p text:style-name="P36">”</text:p>
      <text:p text:style-name="P36"/>
      <text:p text:style-name="P36"/>
      <text:p text:style-name="P36"/>
      <text:p text:style-name="P36"/>
      <text:p text:style-name="P36"/>
      <text:p text:style-name="P37"><text:span text:style-name="T8">VOICEMAIL_</text:span><text:span text:style-name="T31">12</text:span>_SCRIPT=”<text:span text:style-name="T13">say[</text:span><text:span text:style-name="T31">Now that we have access, I need you to do some reconnaissance</text:span><text:span text:style-name="T13">.]Benefactor</text:span></text:p>
      <text:p text:style-name="P37"><text:span text:style-name="T13">do[unlock mission(</text:span><text:span text:style-name="T31">12</text:span><text:span text:style-name="T13">)]</text:span></text:p>
      <text:p text:style-name="P37"><text:span text:style-name="T13">do[unlock mission(</text:span><text:span text:style-name="T31">13</text:span><text:span text:style-name="T13">)]</text:span></text:p>
      <text:p text:style-name="P37"><text:span text:style-name="T13">do[unlock mission(</text:span><text:span text:style-name="T31">14</text:span><text:span text:style-name="T13">)]”<text:line-break/></text:span><text:span text:style-name="T8">VOICEMAIL_</text:span><text:span text:style-name="T31">12</text:span><text:span text:style-name="T15">_</text:span>CALLBACK_SCRIPT<text:span text:style-name="T10">=”say[</text:span><text:span text:style-name="T11">*</text:span><text:span text:style-name="T10">RING!! RING!!</text:span><text:span text:style-name="T11">*</text:span><text:span text:style-name="T10">]</text:span></text:p>
      <text:p text:style-name="P38">say[*THIS NUMBER CANNOT BE REACHED AS DIALED*]</text:p>
      <text:p text:style-name="P38">say[*CLICK*]</text:p>
      <text:p text:style-name="P36">”</text:p>
      <text:p text:style-name="P36"/>
      <text:p text:style-name="P36"/>
      <text:p text:style-name="P36"/>
      <text:p text:style-name="P36"/>
      <text:p text:style-name="P36"/>
      <text:p text:style-name="P80"><text:span text:style-name="T8">VOICEMAIL_</text:span><text:span text:style-name="T29">13</text:span>_SCRIPT=”<text:span text:style-name="T32">say[Hello! It’s your landlord! Remember me?]Landlord Larry</text:span></text:p>
      <text:p text:style-name="P80"><text:span text:style-name="T32">say[You owe me 6k bud. I wanna see that money yesterday.]Larry</text:span><text:span text:style-name="T13">”<text:line-break/></text:span><text:span text:style-name="T8">VOICEMAIL_</text:span><text:span text:style-name="T29">13</text:span><text:span text:style-name="T15">_</text:span>CALLBACK_SCRIPT<text:span text:style-name="T10">=”</text:span><text:span text:style-name="T32">say[Hello. You have reached the voicemail of Larry Lord. Please leave a message and I will get back to you. *BEEP*]”</text:span></text:p>
      <text:p text:style-name="P36">”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<text:span text:style-name="T8">VOICEMAIL_</text:span><text:span text:style-name="T29">14</text:span>_SCRIPT=”<text:span text:style-name="T32">say[Listen, buddy. Is this some kind of game to you?]Larry</text:span></text:p>
      <text:p text:style-name="P81">”<text:line-break/><text:span text:style-name="T8">VOICEMAIL_</text:span><text:span text:style-name="T29">1</text:span><text:span text:style-name="T33">4</text:span><text:span text:style-name="T15">_</text:span><text:span text:style-name="T9">CALLBACK_SCRIPT</text:span><text:span text:style-name="T10">=”</text:span><text:span text:style-name="T32">say[Hello. You have reached the voicemail of Larry Lord. Please leave a message and I will get back to you. </text:span><text:span text:style-name="T33">Have a righteous day. </text:span><text:span text:style-name="T32"><text:s/>*BEEP*]”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<text:span text:style-name="T8">VOICEMAIL_</text:span><text:span text:style-name="T31">15</text:span>_SCRIPT=”<text:span text:style-name="T13">say[</text:span><text:span text:style-name="T31">Your next assignment is simple. Broadcast this script to the comms tower once you are in range of the provided location</text:span><text:span text:style-name="T13">.]Benefactor</text:span></text:p>
      <text:p text:style-name="P37"><text:span text:style-name="T13">do[unlock mission(</text:span><text:span text:style-name="T31">1</text:span><text:span text:style-name="T34">5</text:span><text:span text:style-name="T13">)]</text:span></text:p>
      <text:p text:style-name="P37"><text:span text:style-name="T13">”<text:line-break/></text:span><text:span text:style-name="T8">VOICEMAIL_</text:span><text:span text:style-name="T31">15</text:span><text:span text:style-name="T15">_</text:span>CALLBACK_SCRIPT<text:span text:style-name="T10">=”say[</text:span><text:span text:style-name="T11">*</text:span><text:span text:style-name="T10">RING!! RING!!</text:span><text:span text:style-name="T11">*</text:span><text:span text:style-name="T10">]</text:span></text:p>
      <text:p text:style-name="P38">say[*THIS NUMBER CANNOT BE REACHED AS DIALED*]</text:p>
      <text:p text:style-name="P38">say[*CLICK*]</text:p>
      <text:p text:style-name="P36">”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<text:span text:style-name="T8">VOICEMAIL_</text:span><text:span text:style-name="T31">16</text:span>_SCRIPT=”<text:span text:style-name="T13">say[</text:span><text:span text:style-name="T35">Just like before, b</text:span><text:span text:style-name="T31">roadcast this script to the comms tower once you are in range.</text:span><text:span text:style-name="T13">]Benefactor</text:span></text:p>
      <text:p text:style-name="P37"><text:span text:style-name="T13">do[unlock mission(</text:span><text:span text:style-name="T31">16</text:span><text:span text:style-name="T13">)]”<text:line-break/></text:span><text:span text:style-name="T8">VOICEMAIL_</text:span><text:span text:style-name="T31">16</text:span><text:span text:style-name="T15">_</text:span>CALLBACK_SCRIPT<text:span text:style-name="T10">=”say[</text:span><text:span text:style-name="T11">*</text:span><text:span text:style-name="T10">RING!! RING!!</text:span><text:span text:style-name="T11">*</text:span><text:span text:style-name="T10">]</text:span></text:p>
      <text:p text:style-name="P38">say[*THIS NUMBER CANNOT BE REACHED AS DIALED*]</text:p>
      <text:p text:style-name="P38">say[*CLICK*]</text:p>
      <text:p text:style-name="P36">”</text:p>
      <text:p text:style-name="P37"><text:span text:style-name="T8">VOICEMAIL_</text:span><text:span text:style-name="T31">1</text:span><text:span text:style-name="T34">7</text:span>_SCRIPT=”<text:span text:style-name="T13">say[</text:span><text:span text:style-name="T35">I have a long term contract for you</text:span><text:span text:style-name="T31">.</text:span><text:span text:style-name="T13">]Benefactor</text:span></text:p>
      <text:p text:style-name="P37"><text:span text:style-name="T13">do[unlock mission(</text:span><text:span text:style-name="T31">1</text:span><text:span text:style-name="T35">7</text:span><text:span text:style-name="T13">)]”<text:line-break/></text:span><text:span text:style-name="T8">VOICEMAIL_</text:span><text:span text:style-name="T31">16</text:span><text:span text:style-name="T15">_</text:span>CALLBACK_SCRIPT<text:span text:style-name="T10">=”say[</text:span><text:span text:style-name="T11">*</text:span><text:span text:style-name="T10">RING!! RING!!</text:span><text:span text:style-name="T11">*</text:span><text:span text:style-name="T10">]</text:span></text:p>
      <text:p text:style-name="P38">say[*THIS NUMBER CANNOT BE REACHED AS DIALED*]</text:p>
      <text:p text:style-name="P38">say[*CLICK*]</text:p>
      <text:p text:style-name="P36">”</text:p>
      <text:p text:style-name="P82"/>
      <text:p text:style-name="P83"><text:span text:style-name="T8">VOICEMAIL_</text:span><text:span text:style-name="T29">1</text:span><text:span text:style-name="T33">7</text:span>_SCRIPT=”<text:span text:style-name="T32">say[</text:span><text:span text:style-name="T33">Alright- I get it. You think you are better than me! I am going to come over there if I don’t see a check under my door...TONIGHT!</text:span><text:span text:style-name="T32">]Larry</text:span></text:p>
      <text:p text:style-name="P81">”<text:line-break/><text:span text:style-name="T8">VOICEMAIL_</text:span><text:span text:style-name="T29">1</text:span><text:span text:style-name="T33">7</text:span><text:span text:style-name="T15">_</text:span><text:span text:style-name="T9">CALLBACK_SCRIPT</text:span><text:span text:style-name="T10">=”</text:span><text:span text:style-name="T32">say[Hello. You have reached the voicemail of Larry Lord. Please leave a message and I will get back to you. </text:span><text:span text:style-name="T33">Have a righteous day. </text:span><text:span text:style-name="T32"><text:s/>*BEEP*]”</text:span></text:p>
      <text:p text:style-name="P82"/>
      <text:p text:style-name="P84"><text:span text:style-name="T18"/></text:p>
      <text:p text:style-name="P85"><text:span text:style-name="T8">VOICEMAIL_</text:span><text:span text:style-name="T29">18</text:span>_SCRIPT=”<text:span text:style-name="T35">say[It’s …]???</text:span></text:p>
      <text:p text:style-name="P86">say[I’ve been …]???</text:p>
      <text:p text:style-name="P86">say[Jill is … She’s with <text:span text:style-name="T36">our</text:span>…]???</text:p>
      <text:p text:style-name="P87">”<text:line-break/><text:span text:style-name="T8">VOICEMAIL_</text:span><text:span text:style-name="T29">18</text:span><text:span text:style-name="T15">_</text:span><text:span text:style-name="T9">CALLBACK_SCRIPT</text:span><text:span text:style-name="T10">=”say[</text:span><text:span text:style-name="T11">*</text:span><text:span text:style-name="T10">RING!! RING!!</text:span><text:span text:style-name="T11">*</text:span><text:span text:style-name="T10">]</text:span></text:p>
      <text:p text:style-name="P87">say[*THIS NUMBER CANNOT BE REACHED AS DIALED*]</text:p>
      <text:p text:style-name="P87">say[*CLICK*]</text:p>
      <text:p text:style-name="P88">”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5"><text:span text:style-name="T8">VOICEMAIL_</text:span><text:span text:style-name="T29">19</text:span>_SCRIPT=”<text:span text:style-name="T37">say[I need you to </text:span><text:span text:style-name="T33">destroy</text:span><text:span text:style-name="T37"> a target and </text:span><text:span text:style-name="T33">get</text:span><text:span text:style-name="T37"> creative </text:span><text:span text:style-name="T33">with it.</text:span><text:span text:style-name="T37">]Benefactor</text:span></text:p>
      <text:p text:style-name="P86">say[I need you to make it look like an accident]Benefactor</text:p>
      <text:p text:style-name="P86">say[Wait till their transport is below the cliff line. Then push a boulder onto them or something.]Benefactor</text:p>
      <text:p text:style-name="P86">say[Cause a landslide. Do what it takes. No fire arms. Special-Ops only.]Benefactor</text:p>
      <text:p text:style-name="P87">”<text:line-break/><text:span text:style-name="T8">VOICEMAIL_</text:span><text:span text:style-name="T29">19</text:span><text:span text:style-name="T15">_</text:span><text:span text:style-name="T9">CALLBACK_SCRIPT</text:span><text:span text:style-name="T10">=”say[</text:span><text:span text:style-name="T11">*</text:span><text:span text:style-name="T10">RING!! RING!!</text:span><text:span text:style-name="T11">*</text:span><text:span text:style-name="T10">]</text:span></text:p>
      <text:p text:style-name="P87">say[*THIS <text:span text:style-name="T37">CALL</text:span> CANNOT BE <text:span text:style-name="T37">COMPLETED. GOOD BYE.</text:span>*]</text:p>
      <text:p text:style-name="P87">say[*CLICK*]</text:p>
      <text:p text:style-name="P88">”</text:p>
      <text:p text:style-name="P89"/>
      <text:p text:style-name="P90"><text:span text:style-name="T8">VOICEMAIL_</text:span><text:span text:style-name="T33">20</text:span>_SCRIPT=”<text:span text:style-name="T32">say[</text:span><text:span text:style-name="T33">Hello. My name is Larry Lord. You may have noticed I left you quite a few voicemails in the last few days.</text:span><text:span text:style-name="T32">]Larry</text:span></text:p>
      <text:p text:style-name="P90"><text:span text:style-name="T32">say[</text:span><text:span text:style-name="T33">My previous tenant left me an incorrect number. Please disregard my previous messages</text:span><text:span text:style-name="T32">]Larry</text:span></text:p>
      <text:p text:style-name="P90"><text:span text:style-name="T32">say[</text:span><text:span text:style-name="T33">If you are looking for residence we have vacancies available. Have a righteous day. Please note, Gradient scum need not apply.</text:span><text:span text:style-name="T32">]Larry</text:span></text:p>
      <text:p text:style-name="P91">”<text:line-break/><text:span text:style-name="T8">VOICEMAIL_</text:span><text:span text:style-name="T33">20</text:span><text:span text:style-name="T15">_</text:span><text:span text:style-name="T9">CALLBACK_SCRIPT</text:span><text:span text:style-name="T10">=”</text:span><text:span text:style-name="T32">say[Hello. You have reached the voicemail of Larry Lord. Please leave a message and I will get back to you. </text:span><text:span text:style-name="T33">Have a righteous day. </text:span><text:span text:style-name="T32"><text:s/>*BEEP*]”</text:span></text:p>
      <text:p text:style-name="P89"/>
      <text:p text:style-name="P92"/>
      <text:p text:style-name="P93"/>
      <text:p text:style-name="P58"><text:span text:style-name="T20">MISSION_</text:span><text:span text:style-name="T30">9</text:span><text:span text:style-name="T20">_START_SCRIPT=”</text:span><text:span text:style-name="T7">say[</text:span><text:span text:style-name="T1">I hope this doesn’t get out of hand.</text:span><text:span text:style-name="T17">](pilot)</text:span></text:p>
      <text:p text:style-name="P65">”</text:p>
      <text:p text:style-name="P94">MISSION_<text:span text:style-name="T30">9</text:span>_SUCCESS_SCRIPT<text:span text:style-name="T13">=”</text:span></text:p>
      <text:p text:style-name="P95">say<text:span text:style-name="T1">[Their faces will haunt m</text:span><text:span text:style-name="T30">e</text:span><text:span text:style-name="T1"> for the rest of my life</text:span>.](pilot)</text:p>
      <text:p text:style-name="P96">do[<text:span text:style-name="T12">complete</text:span> mission(<text:span text:style-name="T30">9</text:span>)]</text:p>
      <text:p text:style-name="P96">do[unlock <text:span text:style-name="T31">voicemail</text:span>(<text:span text:style-name="T30">11</text:span>)]</text:p>
      <text:p text:style-name="P96">”</text:p>
      <text:p text:style-name="P94">MISSION_<text:span text:style-name="T30">9</text:span>_<text:span text:style-name="T13">FAIL</text:span>_SCRIPT<text:span text:style-name="T13">=”</text:span></text:p>
      <text:p text:style-name="P97">say[You <text:span text:style-name="T23">may</text:span> retry this mission.]</text:p>
      <text:p text:style-name="P97">do[unlock mission(<text:span text:style-name="T30">9</text:span>)]</text:p>
      <text:p text:style-name="P94">“</text:p>
      <text:p text:style-name="P94"><text:span text:style-name="T20">MISSION_</text:span><text:span text:style-name="T30">10</text:span><text:span text:style-name="T20">_START_SCRIPT=”</text:span></text:p>
      <text:p text:style-name="P94"><text:span text:style-name="T7">say[</text:span><text:span text:style-name="T30">You stepped on my cat’s tail!]Cat Lady</text:span></text:p>
      <text:p text:style-name="P94"><text:span text:style-name="T7">say[</text:span><text:span text:style-name="T30">You better take my cat to the vet.]Cat Lady</text:span></text:p>
      <text:p text:style-name="P95">”</text:p>
      <text:p text:style-name="P94">MISSION_<text:span text:style-name="T30">10</text:span>_SUCCESS_SCRIPT<text:span text:style-name="T13">=”</text:span></text:p>
      <text:p text:style-name="P95">say<text:span text:style-name="T1">[</text:span><text:span text:style-name="T30">Awww. There is my baby.]Cat Lady</text:span></text:p>
      <text:p text:style-name="P95">say<text:span text:style-name="T1">[</text:span><text:span text:style-name="T30">You better watch where your steppin’ next time!]Cat Lady</text:span></text:p>
      <text:p text:style-name="P96">do[<text:span text:style-name="T12">complete</text:span> mission(<text:span text:style-name="T30">10</text:span>)]</text:p>
      <text:p text:style-name="P96">”</text:p>
      <text:p text:style-name="P94">MISSION_<text:span text:style-name="T30">10</text:span>_<text:span text:style-name="T13">FAIL</text:span>_SCRIPT<text:span text:style-name="T13">=”</text:span></text:p>
      <text:p text:style-name="P98">say[Where is my baby?!]Cat Lady</text:p>
      <text:p text:style-name="P98">say[I should have never trusted you!]Cat Lady</text:p>
      <text:p text:style-name="P94">“</text:p>
      <text:p text:style-name="P94"><text:span text:style-name="T20">MISSION_</text:span><text:span text:style-name="T30">11</text:span><text:span text:style-name="T20">_START_SCRIPT=”</text:span></text:p>
      <text:p text:style-name="P94"><text:span text:style-name="T7">say[‘</text:span><text:span text:style-name="T30">B’ needs us to find a comms tower? I wonder what they are up to this time](pilot)”</text:span></text:p>
      <text:p text:style-name="P94">MISSION_<text:span text:style-name="T30">11</text:span>_SUCCESS_SCRIPT<text:span text:style-name="T13">=”</text:span></text:p>
      <text:p text:style-name="P95">say<text:span text:style-name="T1">[</text:span><text:span text:style-name="T30">What’s next boss?](pilot)</text:span></text:p>
      <text:p text:style-name="P96">do[<text:span text:style-name="T12">complete</text:span> mission(<text:span text:style-name="T30">11</text:span>)]</text:p>
      <text:p text:style-name="P96">do[<text:span text:style-name="T30">unlock</text:span> <text:span text:style-name="T31">voicemail</text:span>(<text:span text:style-name="T30">12</text:span>)]</text:p>
      <text:p text:style-name="P96">”</text:p>
      <text:p text:style-name="P94">MISSION_<text:span text:style-name="T30">11</text:span>_<text:span text:style-name="T13">FAIL</text:span>_SCRIPT<text:span text:style-name="T13">=”</text:span></text:p>
      <text:p text:style-name="P97">say[You <text:span text:style-name="T23">may</text:span> retry this mission.]</text:p>
      <text:p text:style-name="P97">do[unlock mission(<text:span text:style-name="T30">11</text:span>)]</text:p>
      <text:p text:style-name="P94">“</text:p>
      <text:p text:style-name="P99"><text:span text:style-name="T20">MISSION_</text:span><text:span text:style-name="T30">12</text:span><text:span text:style-name="T20">_START_SCRIPT=”</text:span></text:p>
      <text:p text:style-name="P58"><text:span text:style-name="T7">say[</text:span><text:span text:style-name="T30">Alright, my plan is to go in from the west. I will be in-range 12 hours from now. ](pilot)</text:span></text:p>
      <text:p text:style-name="P100">”</text:p>
      <text:p text:style-name="P99">MISSION_<text:span text:style-name="T30">12</text:span>_SUCCESS_SCRIPT<text:span text:style-name="T13">=”</text:span></text:p>
      <text:p text:style-name="P101">say<text:span text:style-name="T1">[</text:span><text:span text:style-name="T27">Nothing to it.</text:span><text:span text:style-name="T30">](pilot)</text:span></text:p>
      <text:p text:style-name="P102">do[<text:span text:style-name="T12">complete</text:span> mission(<text:span text:style-name="T30">12</text:span>)]</text:p>
      <text:p text:style-name="P102">do[<text:span text:style-name="T30">unlock</text:span> <text:span text:style-name="T31">voicemail</text:span>(<text:span text:style-name="T30">13</text:span>)]</text:p>
      <text:p text:style-name="P102">”</text:p>
      <text:p text:style-name="P99">MISSION_<text:span text:style-name="T30">12</text:span>_<text:span text:style-name="T13">FAIL</text:span>_SCRIPT<text:span text:style-name="T13">=”</text:span></text:p>
      <text:p text:style-name="P103">say[You <text:span text:style-name="T23">may</text:span> retry this mission.]</text:p>
      <text:p text:style-name="P103">do[unlock mission(<text:span text:style-name="T30">12</text:span>)]</text:p>
      <text:p text:style-name="P99">“</text:p>
      <text:p text:style-name="P99"/>
      <text:p text:style-name="P99"><text:span text:style-name="T20">MISSION_</text:span><text:span text:style-name="T30">13</text:span><text:span text:style-name="T20">_START_SCRIPT=”</text:span></text:p>
      <text:p text:style-name="P100"><text:span text:style-name="T7">say[</text:span><text:span text:style-name="T27">I have a very bad feeling.</text:span>](pilot)</text:p>
      <text:p text:style-name="P100">”</text:p>
      <text:p text:style-name="P99">MISSION_<text:span text:style-name="T30">13</text:span>_SUCCESS_SCRIPT<text:span text:style-name="T13">=”</text:span></text:p>
      <text:p text:style-name="P104"><text:span text:style-name="T7">say[</text:span><text:span text:style-name="T27">That was too easy.</text:span>](pilot)”</text:p>
      <text:p text:style-name="P102">do[<text:span text:style-name="T12">complete</text:span> mission(<text:span text:style-name="T30">1</text:span><text:span text:style-name="T27">3</text:span>)]</text:p>
      <text:p text:style-name="P102">”</text:p>
      <text:p text:style-name="P99">MISSION_<text:span text:style-name="T30">13</text:span>_<text:span text:style-name="T13">FAIL</text:span>_SCRIPT<text:span text:style-name="T13">=”</text:span></text:p>
      <text:p text:style-name="P103">say[You <text:span text:style-name="T23">may</text:span> retry this mission.]</text:p>
      <text:p text:style-name="P105">do[unlock mission(<text:span text:style-name="T30">1</text:span><text:span text:style-name="T27">3</text:span>)]</text:p>
      <text:p text:style-name="P99">“</text:p>
      <text:p text:style-name="P99"><text:span text:style-name="T20">MISSION_</text:span><text:span text:style-name="T30">1</text:span><text:span text:style-name="T27">4</text:span><text:span text:style-name="T20">_START_SCRIPT=”</text:span></text:p>
      <text:p text:style-name="P100"><text:span text:style-name="T7">say[</text:span><text:span text:style-name="T27">I am nervous about this mission, boss.</text:span>](pilot)</text:p>
      <text:p text:style-name="P100">”</text:p>
      <text:p text:style-name="P99">MISSION_<text:span text:style-name="T30">1</text:span><text:span text:style-name="T27">4</text:span>_SUCCESS_SCRIPT<text:span text:style-name="T13">=”</text:span></text:p>
      <text:p text:style-name="P101">say<text:span text:style-name="T1">[</text:span><text:span text:style-name="T38">I went all the way out there, sent a signal, and nothing happened.</text:span><text:span text:style-name="T30">](pilot)</text:span></text:p>
      <text:p text:style-name="P106">do[<text:span text:style-name="T12">complete</text:span> mission(<text:span text:style-name="T30">1</text:span><text:span text:style-name="T38">4</text:span>)]</text:p>
      <text:p text:style-name="P106">do[<text:span text:style-name="T30">unlock</text:span> <text:span text:style-name="T34">voicemail</text:span>(<text:span text:style-name="T30">1</text:span><text:span text:style-name="T34">5</text:span>)]</text:p>
      <text:p text:style-name="P102">”</text:p>
      <text:p text:style-name="P99">MISSION_<text:span text:style-name="T30">1</text:span><text:span text:style-name="T27">4</text:span>_<text:span text:style-name="T13">FAIL</text:span>_SCRIPT<text:span text:style-name="T13">=”</text:span></text:p>
      <text:p text:style-name="P103">say[You <text:span text:style-name="T23">may</text:span> retry this mission.]</text:p>
      <text:p text:style-name="P103">do[unlock mission(<text:span text:style-name="T30">1</text:span><text:span text:style-name="T27">4</text:span>)]</text:p>
      <text:p text:style-name="P99">“</text:p>
      <text:p text:style-name="P107"><text:span text:style-name="T20">MISSION_</text:span><text:span text:style-name="T30">1</text:span><text:span text:style-name="T27">5</text:span><text:span text:style-name="T20">_START_SCRIPT=”</text:span></text:p>
      <text:p text:style-name="P100"><text:span text:style-name="T7">say[</text:span><text:span text:style-name="T38">What are in these scripts</text:span>? <text:span text:style-name="T38">Their file size is so small...</text:span>](pilot)</text:p>
      <text:p text:style-name="P100">”</text:p>
      <text:p text:style-name="P108">MISSION_<text:span text:style-name="T30">1</text:span><text:span text:style-name="T27">5</text:span>_SUCCESS_SCRIPT<text:span text:style-name="T13">=”</text:span></text:p>
      <text:p text:style-name="P109">say<text:span text:style-name="T1">[</text:span><text:span text:style-name="T38">That satellite came out of nowhere</text:span><text:span text:style-name="T27">.</text:span><text:span text:style-name="T30">](pilot)</text:span></text:p>
      <text:p text:style-name="P109">say<text:span text:style-name="T1">[</text:span><text:span text:style-name="T38">It fell out of the sky right as I was leaving. I am luck to be alive.</text:span><text:span text:style-name="T30">](pilot)</text:span></text:p>
      <text:p text:style-name="P110">do[<text:span text:style-name="T12">complete</text:span> mission(<text:span text:style-name="T30">1</text:span><text:span text:style-name="T38">5</text:span>)]</text:p>
      <text:p text:style-name="P106">do[<text:span text:style-name="T30">unlock</text:span> <text:span text:style-name="T22">mission</text:span>(<text:span text:style-name="T30">1</text:span><text:span text:style-name="T34">6</text:span>)]</text:p>
      <text:p text:style-name="P110">”</text:p>
      <text:p text:style-name="P108">MISSION_<text:span text:style-name="T30">1</text:span><text:span text:style-name="T27">5</text:span>_<text:span text:style-name="T13">FAIL</text:span>_SCRIPT<text:span text:style-name="T13">=”</text:span></text:p>
      <text:p text:style-name="P111">say[You <text:span text:style-name="T23">may</text:span> retry this mission.]</text:p>
      <text:p text:style-name="P111">do[unlock mission(<text:span text:style-name="T30">1</text:span><text:span text:style-name="T38">5</text:span>)]</text:p>
      <text:p text:style-name="P108">“</text:p>
      <text:p text:style-name="P108"><text:span text:style-name="T20">MISSION_</text:span><text:span text:style-name="T30">1</text:span><text:span text:style-name="T38">6</text:span><text:span text:style-name="T20">_START_SCRIPT=”</text:span></text:p>
      <text:p text:style-name="P100"><text:span text:style-name="T7">say[</text:span><text:span text:style-name="T38">Not sure about this boss. Should we really trust this benefactor guy?</text:span>](pilot)</text:p>
      <text:p text:style-name="P100">”</text:p>
      <text:p text:style-name="P108">MISSION_<text:span text:style-name="T30">1</text:span><text:span text:style-name="T38">6</text:span>_SUCCESS_SCRIPT<text:span text:style-name="T13">=”</text:span></text:p>
      <text:p text:style-name="P109">say<text:span text:style-name="T1">[</text:span><text:span text:style-name="T27">Another satellite. </text:span><text:span text:style-name="T38">The news said the first one</text:span><text:span text:style-name="T27"> </text:span><text:span text:style-name="T38">was a freak accident</text:span><text:span text:style-name="T27">.</text:span><text:span text:style-name="T38">](pilot)</text:span></text:p>
      <text:p text:style-name="P109"><text:span text:style-name="T38">say[</text:span><text:span text:style-name="T27">We did that too. </text:span><text:span text:style-name="T38">Didn’t we?</text:span><text:span text:style-name="T30">](pilot)</text:span></text:p>
      <text:p text:style-name="P109">say<text:span text:style-name="T1">[</text:span><text:span text:style-name="T27">Their blood is on my hands...</text:span><text:span text:style-name="T30">](pilot)</text:span></text:p>
      <text:p text:style-name="P112">do[<text:span text:style-name="T12">complete</text:span> mission(<text:span text:style-name="T30">1</text:span><text:span text:style-name="T38">6</text:span>)]</text:p>
      <text:p text:style-name="P112">do[<text:span text:style-name="T30">unlock</text:span> <text:span text:style-name="T34">voicemail</text:span>(<text:span text:style-name="T30">1</text:span><text:span text:style-name="T32">4</text:span>)]</text:p>
      <text:p text:style-name="P110">do[<text:span text:style-name="T30">unlock</text:span> <text:span text:style-name="T34">voicemail</text:span>(<text:span text:style-name="T30">1</text:span><text:span text:style-name="T34">6</text:span>)]</text:p>
      <text:p text:style-name="P110">”</text:p>
      <text:p text:style-name="P108">MISSION_<text:span text:style-name="T30">1</text:span><text:span text:style-name="T38">6</text:span>_<text:span text:style-name="T13">FAIL</text:span>_SCRIPT<text:span text:style-name="T13">=”</text:span></text:p>
      <text:p text:style-name="P111">say[You <text:span text:style-name="T23">may</text:span> retry this mission.]</text:p>
      <text:p text:style-name="P111">do[unlock mission(<text:span text:style-name="T30">1</text:span><text:span text:style-name="T38">6</text:span>)]</text:p>
      <text:p text:style-name="P108">“</text:p>
      <text:p text:style-name="P108"><text:span text:style-name="T20">MISSION_</text:span><text:span text:style-name="T30">1</text:span><text:span text:style-name="T38">7</text:span><text:span text:style-name="T20">_START_SCRIPT=”</text:span></text:p>
      <text:p text:style-name="P100"><text:span text:style-name="T7">say[...</text:span><text:span text:style-name="T38">whatever you say boss...</text:span>](pilot)</text:p>
      <text:p text:style-name="P100">”</text:p>
      <text:p text:style-name="P108">MISSION_<text:span text:style-name="T38">17</text:span>_SUCCESS_SCRIPT<text:span text:style-name="T13">=”</text:span></text:p>
      <text:p text:style-name="P109">say<text:span text:style-name="T1">[</text:span><text:span text:style-name="T38">It is going to take forever to get to through their bunker</text:span><text:span text:style-name="T27">.</text:span><text:span text:style-name="T38">](pilot)</text:span></text:p>
      <text:p text:style-name="P109">say<text:span text:style-name="T1">[</text:span><text:span text:style-name="T38">It’s like trying to level a mountain with a spoon</text:span><text:span text:style-name="T27">.</text:span><text:span text:style-name="T38">](pilot)</text:span></text:p>
      <text:p text:style-name="P110">do[<text:span text:style-name="T30">unlock</text:span> mission(<text:span text:style-name="T30">1</text:span><text:span text:style-name="T38">7</text:span>)]</text:p>
      <text:p text:style-name="P110">”</text:p>
      <text:p text:style-name="P108">MISSION_<text:span text:style-name="T30">1</text:span><text:span text:style-name="T38">7</text:span>_<text:span text:style-name="T13">FAIL</text:span>_SCRIPT<text:span text:style-name="T13">=”</text:span></text:p>
      <text:p text:style-name="P111">say[You <text:span text:style-name="T23">may</text:span> retry this mission.]</text:p>
      <text:p text:style-name="P111">do[unlock mission(<text:span text:style-name="T30">1</text:span><text:span text:style-name="T38">7</text:span>)]</text:p>
      <text:p text:style-name="P108">“</text:p>
      <text:p text:style-name="P108"/>
      <text:p text:style-name="P113"/>
      <text:p text:style-name="P114"><text:span text:style-name="T26"/></text:p>
      <text:p text:style-name="P114"><text:span text:style-name="T20">MISSION_</text:span><text:span text:style-name="T30">1</text:span><text:span text:style-name="T39">8</text:span><text:span text:style-name="T20">_START_SCRIPT=”</text:span></text:p>
      <text:p text:style-name="P115">”</text:p>
      <text:p text:style-name="P114">MISSION_<text:span text:style-name="T38">1</text:span><text:span text:style-name="T39">8</text:span>_SUCCESS_SCRIPT<text:span text:style-name="T13">=”</text:span></text:p>
      <text:p text:style-name="P116">”</text:p>
      <text:p text:style-name="P114">MISSION_<text:span text:style-name="T30">1</text:span><text:span text:style-name="T39">8</text:span>_<text:span text:style-name="T13">FAIL</text:span>_SCRIPT<text:span text:style-name="T13">=”</text:span></text:p>
      <text:p text:style-name="P114">“</text:p>
      <text:p text:style-name="P117"><text:span text:style-name="T26"/></text:p>
      <text:p text:style-name="P117"><text:span text:style-name="T20">MISSION_</text:span><text:span text:style-name="T30">1</text:span><text:span text:style-name="T38">9</text:span><text:span text:style-name="T20">_START_SCRIPT=”</text:span></text:p>
      <text:p text:style-name="P118">”</text:p>
      <text:p text:style-name="P117">MISSION_<text:span text:style-name="T38">19</text:span>_SUCCESS_SCRIPT<text:span text:style-name="T13">=”</text:span></text:p>
      <text:p text:style-name="P119">”</text:p>
      <text:p text:style-name="P117">MISSION_<text:span text:style-name="T30">1</text:span><text:span text:style-name="T38">9</text:span>_<text:span text:style-name="T13">FAIL</text:span>_SCRIPT<text:span text:style-name="T13">=”</text:span></text:p>
      <text:p text:style-name="P117">“</text:p>
      <text:p text:style-name="P114"><text:span text:style-name="T26"/></text:p>
      <text:p text:style-name="P113"><text:span text:style-name="T26"/></text:p>
      <text:p text:style-name="P113"><text:span text:style-name="T26"/></text:p>
      <text:p text:style-name="P113"><text:span text:style-name="T26"/></text:p>
      <text:p text:style-name="P113"><text:span text:style-name="T26"/></text:p>
      <text:p text:style-name="P113"><text:span text:style-name="T26"/></text:p>
      <text:p text:style-name="P113"><text:span text:style-name="T20">MISSION_</text:span><text:span text:style-name="T38">20</text:span><text:span text:style-name="T20">_START_SCRIPT=”</text:span></text:p>
      <text:p text:style-name="P120">say[Rain slowly starts to tap on the windows of the garage.]</text:p>
      <text:p text:style-name="P120">say[The air smells fresh and you get a chill down your spine.]</text:p>
      <text:p text:style-name="P120">say[The rain’s tempo starts to pick up.]</text:p>
      <text:p text:style-name="P120">say[Mech’s ready to go boss. You aight?](pilot)</text:p>
      <text:p text:style-name="P120">choices[I’m fine., I’m worried.]</text:p>
      <text:p text:style-name="P120">[I’m fine.]</text:p>
      <text:p text:style-name="P120">go[end]</text:p>
      <text:p text:style-name="P120">[I’m worried.]</text:p>
      <text:p text:style-name="P120">say[You will know it when it’s time to trust your gut again.](pilot)</text:p>
      <text:p text:style-name="P120">[end]</text:p>
      <text:p text:style-name="P120">say[Sometimes you gotta just keep pushing forward.](pilot)</text:p>
      <text:p text:style-name="P120">say[We aren’t in any position to do anything but make a little progress everyday](pilot)</text:p>
      <text:p text:style-name="P121">”</text:p>
      <text:p text:style-name="P121"/>
      <text:p text:style-name="P113">MISSION_<text:span text:style-name="T38">20</text:span>_SUCCESS_SCRIPT<text:span text:style-name="T13">=”</text:span></text:p>
      <text:p text:style-name="P120">say[I pushed a boulder down a cliff and I killed some random f&amp;*%!^$ people.](pilot)</text:p>
      <text:p text:style-name="P120">say[I have too much callus on my soul...](pilot)</text:p>
      <text:p text:style-name="P120">unlock[]</text:p>
      <text:p text:style-name="P122">”</text:p>
      <text:p text:style-name="P122"/>
      <text:p text:style-name="P123">MISSION_<text:span text:style-name="T38">20</text:span>_<text:span text:style-name="T13">FAIL</text:span>_SCRIPT<text:span text:style-name="T13">=”</text:span></text:p>
      <text:p text:style-name="P124">say[You <text:span text:style-name="T23">may</text:span> retry this mission.]</text:p>
      <text:p text:style-name="P124">do[unlock mission(<text:span text:style-name="T40">20</text:span>)]</text:p>
      <text:p text:style-name="P113"/>
      <text:p text:style-name="P113">“</text:p>
      <text:p text:style-name="P113"><text:span text:style-name="T26"/></text:p>
      <text:p text:style-name="P125"/>
      <text:p text:style-name="P126"/>
      <text:p text:style-name="P126"/>
      <text:p text:style-name="P126">Mission 21 – Get message from Jack</text:p>
      <text:p text:style-name="P126">Mission 22 -<text:tab/>Benefactor – FINAL OFFER</text:p>
      <text:p text:style-name="P126">Mission 23 – <text:span text:style-name="T41">DT is ROSE, ROSE is DT</text:span></text:p>
      <text:p text:style-name="P126">Mission 24 – <text:span text:style-name="T41">ROSE</text:span> – Destroy another Gradient Base (repeats)</text:p>
      <text:p text:style-name="P126">Mission 25 – <text:span text:style-name="T41">ROSE</text:span> – Transport goods for Dualists (repeats)</text:p>
      <text:p text:style-name="P126">Mission 26 -<text:tab/>Benefactor – Race to the tower</text:p>
      <text:p text:style-name="P126">Mission 27 – <text:span text:style-name="T41">ROSE</text:span> – Send message to the tower</text:p>
      <text:p text:style-name="P126">Mission 28 – Fight Benefactor</text:p>
      <text:p text:style-name="P126">Mission 29 – <text:span text:style-name="T42">Find </text:span><text:span text:style-name="T41">ROSE</text:span></text:p>
      <text:p text:style-name="P126">Mission 30 – <text:span text:style-name="T42">Fight </text:span><text:span text:style-name="T41">ROSE</text:span></text:p>
      <text:p text:style-name="P126">Mission 31 – Race Jack &amp; Jill up the hill.</text:p>
      <text:p text:style-name="P126">Mission 32 – <text:span text:style-name="T19">RACE (Repeatable)</text:span></text:p>
      <text:p text:style-name="P126"><text:span text:style-name="T19">Mission 33 – </text:span><text:span text:style-name="T42">RACE FINALS pt 1</text:span></text:p>
      <text:p text:style-name="P126"><text:span text:style-name="T19">Mission 3</text:span><text:span text:style-name="T42">4</text:span><text:span text:style-name="T19"> – </text:span><text:span text:style-name="T42">RACE FINALS pt 2</text:span></text:p>
      <text:p text:style-name="P126"><text:span text:style-name="T19">Mission 3</text:span><text:span text:style-name="T42">5</text:span><text:span text:style-name="T19"> – </text:span><text:span text:style-name="T42">RACE FINALS pt 3</text:span></text:p>
      <text:p text:style-name="P126"><text:span text:style-name="T19">Mission 3</text:span><text:span text:style-name="T42">6 </text:span><text:span text:style-name="T19"><text:s/>– </text:span><text:span text:style-name="T42">RACE FINALS pt 4</text:span><text:line-break/></text:p>
      <text:p text:style-name="P127"><text:span text:style-name="T18"/></text:p>
      <text:p text:style-name="P82"/>
      <text:p text:style-name="P36"/>
      <text:p text:style-name="P37"><text:span text:style-name="T8">VOICEMAIL_</text:span><text:span text:style-name="T29">21</text:span>_SCRIPT=”<text:span text:style-name="T43">say[Hello, is this on? Ok. Hey! It’s me.]Jack</text:span></text:p>
      <text:p text:style-name="P128">say[You should be able to call me back this time. I am safe. I know where Jill is.]Jack</text:p>
      <text:p text:style-name="P128">say[CALL ME.]Jack</text:p>
      <text:p text:style-name="P38">”<text:line-break/><text:span text:style-name="T8">VOICEMAIL_</text:span><text:span text:style-name="T29">21</text:span><text:span text:style-name="T15">_</text:span><text:span text:style-name="T9">CALLBACK_SCRIPT</text:span><text:span text:style-name="T10">=”</text:span><text:span text:style-name="T44">say[Hey! *Sigh* what a wild ride.]Jack</text:span></text:p>
      <text:p text:style-name="P129">say[I was captured. Again. This time by Dualists. I was snooping around under the racetracks when I saw it. A Racing mech. Hidden under the raceway.]Jack</text:p>
      <text:p text:style-name="P129">say[And get this, it belongs to Jill!]Jack</text:p>
      <text:p text:style-name="P129">say[I called mom as soon I could and shes like, ‘Yeah, I know. Jill is right here.’]Jack</text:p>
      <text:p text:style-name="P129">say[They are off-world. Jill got trapped into a toxic relationship with a benefactor.]Jack</text:p>
      <text:p text:style-name="P129">say[She is free of her contracts and the benefactor has moved on to other pawns.]Jack</text:p>
      <text:p text:style-name="P129">say[For your sake, follow in her footsteps. Get free of that horrible benefactor.]Jack</text:p>
      <text:p text:style-name="P129">say[You can do better]Jack</text:p>
      <text:p text:style-name="P129">say[Anyways. Do what you must. But one day, please come find us. I am going to go to my family and try to help my sister and mother rebuild their lives.]Jack</text:p>
      <text:p text:style-name="P129">choices[Goodbye for now.,Will you race again?]</text:p>
      <text:p text:style-name="P129">[Goodbye for now.]</text:p>
      <text:p text:style-name="P129">say[See ya!]Jack</text:p>
      <text:p text:style-name="P129">go[end]</text:p>
      <text:p text:style-name="P129">[Will you race again?]</text:p>
      <text:p text:style-name="P129">say[Yes! I can’t wait to get on the raceway. Jill and I’s first mission is going to be to rescue that racing mech she stashed under the EAU raceway.]Jack</text:p>
      <text:p text:style-name="P129">[end]</text:p>
      <text:p text:style-name="P129">say[It was nice talking to you. FREEDOM! It never tasted so good. ]Jack</text:p>
      <text:p text:style-name="P36">”</text:p>
      <text:p text:style-name="P36"><text:span text:style-name="T18"/></text:p>
      <text:p text:style-name="P37"><text:span text:style-name="T8">VOICEMAIL_</text:span><text:span text:style-name="T29">22</text:span>_SCRIPT=”</text:p>
      <text:p text:style-name="P38">”<text:line-break/><text:span text:style-name="T8">VOICEMAIL_</text:span><text:span text:style-name="T29">22</text:span><text:span text:style-name="T15">_</text:span><text:span text:style-name="T9">CALLBACK_SCRIPT</text:span><text:span text:style-name="T10">=”</text:span></text:p>
      <text:p text:style-name="P36">”</text:p>
      <text:p text:style-name="P36"><text:span text:style-name="T18"/></text:p>
      <text:p text:style-name="P37"><text:span text:style-name="T8">VOICEMAIL_</text:span><text:span text:style-name="T29">23</text:span>_SCRIPT=”</text:p>
      <text:p text:style-name="P38">”<text:line-break/><text:span text:style-name="T8">VOICEMAIL_</text:span><text:span text:style-name="T29">23</text:span><text:span text:style-name="T15">_</text:span><text:span text:style-name="T9">CALLBACK_SCRIPT</text:span><text:span text:style-name="T10">=”</text:span></text:p>
      <text:p text:style-name="P36">”</text:p>
      <text:p text:style-name="P36"><text:span text:style-name="T18"/></text:p>
      <text:p text:style-name="P37"><text:span text:style-name="T8">VOICEMAIL_</text:span><text:span text:style-name="T29">24</text:span>_SCRIPT=”</text:p>
      <text:p text:style-name="P38">”<text:line-break/><text:span text:style-name="T8">VOICEMAIL_</text:span><text:span text:style-name="T29">24</text:span><text:span text:style-name="T15">_</text:span><text:span text:style-name="T9">CALLBACK_SCRIPT</text:span><text:span text:style-name="T10">=”</text:span></text:p>
      <text:p text:style-name="P36">”</text:p>
      <text:p text:style-name="P36"><text:span text:style-name="T18"/></text:p>
      <text:p text:style-name="P37"><text:span text:style-name="T8">VOICEMAIL_</text:span><text:span text:style-name="T29">25</text:span>_SCRIPT=”</text:p>
      <text:p text:style-name="P38">”<text:line-break/><text:span text:style-name="T8">VOICEMAIL_</text:span><text:span text:style-name="T29">25</text:span><text:span text:style-name="T15">_</text:span><text:span text:style-name="T9">CALLBACK_SCRIPT</text:span><text:span text:style-name="T10">=”</text:span></text:p>
      <text:p text:style-name="P36">”</text:p>
      <text:p text:style-name="P36"><text:span text:style-name="T18"/></text:p>
      <text:p text:style-name="P37"><text:span text:style-name="T8">VOICEMAIL_</text:span><text:span text:style-name="T29">26</text:span>_SCRIPT=”</text:p>
      <text:p text:style-name="P38">”<text:line-break/><text:span text:style-name="T8">VOICEMAIL_</text:span><text:span text:style-name="T29">26</text:span><text:span text:style-name="T15">_</text:span><text:span text:style-name="T9">CALLBACK_SCRIPT</text:span><text:span text:style-name="T10">=”</text:span></text:p>
      <text:p text:style-name="P36">”</text:p>
      <text:p text:style-name="P36"><text:span text:style-name="T18"/></text:p>
      <text:p text:style-name="P37"><text:span text:style-name="T8">VOICEMAIL_</text:span><text:span text:style-name="T29">27</text:span>_SCRIPT=”</text:p>
      <text:p text:style-name="P38">”<text:line-break/><text:span text:style-name="T8">VOICEMAIL_</text:span><text:span text:style-name="T29">27</text:span><text:span text:style-name="T15">_</text:span><text:span text:style-name="T9">CALLBACK_SCRIPT</text:span><text:span text:style-name="T10">=”</text:span></text:p>
      <text:p text:style-name="P36">”</text:p>
      <text:p text:style-name="P36"><text:span text:style-name="T18"/></text:p>
      <text:p text:style-name="P37"><text:span text:style-name="T8">VOICEMAIL_</text:span><text:span text:style-name="T29">28</text:span>_SCRIPT=”</text:p>
      <text:p text:style-name="P38">”<text:line-break/><text:span text:style-name="T8">VOICEMAIL_</text:span><text:span text:style-name="T29">28</text:span><text:span text:style-name="T15">_</text:span><text:span text:style-name="T9">CALLBACK_SCRIPT</text:span><text:span text:style-name="T10">=”</text:span></text:p>
      <text:p text:style-name="P36">”</text:p>
      <text:p text:style-name="P36"><text:span text:style-name="T18"/></text:p>
      <text:p text:style-name="P37"><text:span text:style-name="T8">VOICEMAIL_</text:span><text:span text:style-name="T29">29</text:span>_SCRIPT=”</text:p>
      <text:p text:style-name="P38">”<text:line-break/><text:span text:style-name="T8">VOICEMAIL_</text:span><text:span text:style-name="T29">29</text:span><text:span text:style-name="T15">_</text:span><text:span text:style-name="T9">CALLBACK_SCRIPT</text:span><text:span text:style-name="T10">=”</text:span></text:p>
      <text:p text:style-name="P36">”</text:p>
      <text:p text:style-name="P36"><text:span text:style-name="T18"/></text:p>
      <text:p text:style-name="P37"><text:span text:style-name="T8">VOICEMAIL_</text:span><text:span text:style-name="T29">30</text:span>_SCRIPT=”</text:p>
      <text:p text:style-name="P38">”<text:line-break/><text:span text:style-name="T8">VOICEMAIL_</text:span><text:span text:style-name="T29">30</text:span><text:span text:style-name="T15">_</text:span><text:span text:style-name="T9">CALLBACK_SCRIPT</text:span><text:span text:style-name="T10">=”</text:span></text:p>
      <text:p text:style-name="P36">”</text:p>
      <text:p text:style-name="P36"><text:span text:style-name="T18"/></text:p>
      <text:p text:style-name="P37"><text:span text:style-name="T8">VOICEMAIL_</text:span><text:span text:style-name="T29">31</text:span>_SCRIPT=”</text:p>
      <text:p text:style-name="P38">”<text:line-break/><text:span text:style-name="T8">VOICEMAIL_</text:span><text:span text:style-name="T29">31</text:span><text:span text:style-name="T15">_</text:span><text:span text:style-name="T9">CALLBACK_SCRIPT</text:span><text:span text:style-name="T10">=”</text:span></text:p>
      <text:p text:style-name="P36">”</text:p>
      <text:p text:style-name="P36"><text:span text:style-name="T18"/></text:p>
      <text:p text:style-name="P37"><text:span text:style-name="T8">VOICEMAIL_</text:span><text:span text:style-name="T29">32</text:span>_SCRIPT=”</text:p>
      <text:p text:style-name="P38">”<text:line-break/><text:span text:style-name="T8">VOICEMAIL_</text:span><text:span text:style-name="T29">32</text:span><text:span text:style-name="T15">_</text:span><text:span text:style-name="T9">CALLBACK_SCRIPT</text:span><text:span text:style-name="T10">=”</text:span></text:p>
      <text:p text:style-name="P36">”</text:p>
      <text:p text:style-name="P130"/>
      <text:p text:style-name="P107"><text:span text:style-name="T26"/></text:p>
      <text:p text:style-name="P131"><text:span text:style-name="T20">MISSION_</text:span><text:span text:style-name="T38">21</text:span><text:span text:style-name="T20">_START_SCRIPT=”</text:span></text:p>
      <text:p text:style-name="P132">”</text:p>
      <text:p text:style-name="P132"/>
      <text:p text:style-name="P131">MISSION_<text:span text:style-name="T38">21</text:span>_SUCCESS_SCRIPT<text:span text:style-name="T13">=”</text:span></text:p>
      <text:p text:style-name="P133"/>
      <text:p text:style-name="P133">”</text:p>
      <text:p text:style-name="P133"/>
      <text:p text:style-name="P131">MISSION_<text:span text:style-name="T38">21</text:span>_<text:span text:style-name="T13">FAIL</text:span>_SCRIPT<text:span text:style-name="T13">=”</text:span></text:p>
      <text:p text:style-name="P131">“</text:p>
      <text:p text:style-name="P131"/>
      <text:p text:style-name="P131"><text:span text:style-name="T26"/></text:p>
      <text:p text:style-name="P131"><text:span text:style-name="T20">MISSION_</text:span><text:span text:style-name="T38">2</text:span><text:span text:style-name="T45">2</text:span><text:span text:style-name="T20">_START_SCRIPT=”</text:span></text:p>
      <text:p text:style-name="P132">”</text:p>
      <text:p text:style-name="P132"/>
      <text:p text:style-name="P131">MISSION_<text:span text:style-name="T38">2</text:span><text:span text:style-name="T45">2</text:span>_SUCCESS_SCRIPT<text:span text:style-name="T13">=”</text:span></text:p>
      <text:p text:style-name="P133"/>
      <text:p text:style-name="P133">”</text:p>
      <text:p text:style-name="P133"/>
      <text:p text:style-name="P131">MISSION_<text:span text:style-name="T38">2</text:span><text:span text:style-name="T45">2</text:span>_<text:span text:style-name="T13">FAIL</text:span>_SCRIPT<text:span text:style-name="T13">=”</text:span></text:p>
      <text:p text:style-name="P131">“</text:p>
      <text:p text:style-name="P131"/>
      <text:p text:style-name="P114"/>
      <text:p text:style-name="P114"><text:span text:style-name="T20">MISSION_</text:span><text:span text:style-name="T39">23</text:span><text:span text:style-name="T20">_START_SCRIPT=”</text:span><text:span text:style-name="T36">say[The smell of roses fills the air.]</text:span></text:p>
      <text:p text:style-name="P134">say[Hey there.]???</text:p>
      <text:p text:style-name="P134">say[My name is Rose. Pleased to meet you.]Rose</text:p>
      <text:p text:style-name="P134">say[I am sorry, you may know me as ‘D.T.’]Rose</text:p>
      <text:p text:style-name="P134">say[You are an unknown. Benefactors call you the Pawn behind closed doors.]Rose</text:p>
      <text:p text:style-name="P134">say[A pawn can win any game. They don’t see that. I do.]Rose</text:p>
      <text:p text:style-name="P134">say[The Benefactor wants to cut you off. As in cut off a loose end. Not just stop paying you.]Rose</text:p>
      <text:p text:style-name="P134">say[I can get him off your back.]Rose</text:p>
      <text:p text:style-name="P134">say[Just do this one mission for me...]Rose</text:p>
      <text:p text:style-name="P115">”</text:p>
      <text:p text:style-name="P114">MISSION_<text:span text:style-name="T39">23</text:span>_SUCCESS_SCRIPT<text:span text:style-name="T13">=”</text:span><text:span text:style-name="T36">say[The smell of roses fills the air.]</text:span></text:p>
      <text:p text:style-name="P134">say[Hey there.]Rose</text:p>
      <text:p text:style-name="P134">say[Nice job.]Rose</text:p>
      <text:p text:style-name="P116">”</text:p>
      <text:p text:style-name="P114">MISSION_<text:span text:style-name="T39">23</text:span>_<text:span text:style-name="T13">FAIL</text:span>_SCRIPT<text:span text:style-name="T13">=”</text:span></text:p>
      <text:p text:style-name="P135">say[You <text:span text:style-name="T23">may</text:span> retry this mission.]</text:p>
      <text:p text:style-name="P135">do[unlock mission(<text:span text:style-name="T39">23</text:span>)]</text:p>
      <text:p text:style-name="P114">“</text:p>
      <text:p text:style-name="P114"><text:span text:style-name="T26"/></text:p>
      <text:p text:style-name="P131"/>
      <text:p text:style-name="P131"><text:span text:style-name="T26"/></text:p>
      <text:p text:style-name="P131"><text:span text:style-name="T20">MISSION_</text:span><text:span text:style-name="T38">2</text:span><text:span text:style-name="T45">4</text:span><text:span text:style-name="T20">_START_SCRIPT=”</text:span></text:p>
      <text:p text:style-name="P132">”</text:p>
      <text:p text:style-name="P132"/>
      <text:p text:style-name="P131">MISSION_<text:span text:style-name="T38">2</text:span><text:span text:style-name="T45">4</text:span>_SUCCESS_SCRIPT<text:span text:style-name="T13">=”</text:span></text:p>
      <text:p text:style-name="P133"/>
      <text:p text:style-name="P133">”</text:p>
      <text:p text:style-name="P133"/>
      <text:p text:style-name="P131">MISSION_<text:span text:style-name="T38">2</text:span><text:span text:style-name="T45">4</text:span>_<text:span text:style-name="T13">FAIL</text:span>_SCRIPT<text:span text:style-name="T13">=”</text:span></text:p>
      <text:p text:style-name="P131">“</text:p>
      <text:p text:style-name="P131"/>
      <text:p text:style-name="P131"/>
      <text:p text:style-name="P131"><text:span text:style-name="T26"/></text:p>
      <text:p text:style-name="P131"><text:span text:style-name="T20">MISSION_</text:span><text:span text:style-name="T38">2</text:span><text:span text:style-name="T45">5</text:span><text:span text:style-name="T20">_START_SCRIPT=”</text:span></text:p>
      <text:p text:style-name="P132">”</text:p>
      <text:p text:style-name="P132"/>
      <text:p text:style-name="P131">MISSION_<text:span text:style-name="T38">2</text:span><text:span text:style-name="T45">5</text:span>_SUCCESS_SCRIPT<text:span text:style-name="T13">=”</text:span></text:p>
      <text:p text:style-name="P133"/>
      <text:p text:style-name="P133">”</text:p>
      <text:p text:style-name="P133"/>
      <text:p text:style-name="P131">MISSION_<text:span text:style-name="T38">2</text:span><text:span text:style-name="T45">5</text:span>_<text:span text:style-name="T13">FAIL</text:span>_SCRIPT<text:span text:style-name="T13">=”</text:span></text:p>
      <text:p text:style-name="P131">“</text:p>
      <text:p text:style-name="P131"><text:span text:style-name="T26"/></text:p>
      <text:p text:style-name="P131"><text:span text:style-name="T26"/></text:p>
      <text:p text:style-name="P131"><text:span text:style-name="T20">MISSION_</text:span><text:span text:style-name="T38">2</text:span><text:span text:style-name="T45">6</text:span><text:span text:style-name="T20">_START_SCRIPT=”</text:span></text:p>
      <text:p text:style-name="P132">”</text:p>
      <text:p text:style-name="P132"/>
      <text:p text:style-name="P131">MISSION_<text:span text:style-name="T38">2</text:span><text:span text:style-name="T45">6</text:span>_SUCCESS_SCRIPT<text:span text:style-name="T13">=”</text:span></text:p>
      <text:p text:style-name="P133"/>
      <text:p text:style-name="P133">”</text:p>
      <text:p text:style-name="P133"/>
      <text:p text:style-name="P131">MISSION_<text:span text:style-name="T38">2</text:span><text:span text:style-name="T45">6</text:span>_<text:span text:style-name="T13">FAIL</text:span>_SCRIPT<text:span text:style-name="T13">=”</text:span></text:p>
      <text:p text:style-name="P131">“</text:p>
      <text:p text:style-name="P131"/>
      <text:p text:style-name="P131"><text:span text:style-name="T26"/></text:p>
      <text:p text:style-name="P131"><text:span text:style-name="T26"/></text:p>
      <text:p text:style-name="P131"><text:span text:style-name="T20">MISSION_</text:span><text:span text:style-name="T38">2</text:span><text:span text:style-name="T45">7</text:span><text:span text:style-name="T20">_START_SCRIPT=”</text:span></text:p>
      <text:p text:style-name="P132">”</text:p>
      <text:p text:style-name="P132"/>
      <text:p text:style-name="P131">MISSION_<text:span text:style-name="T38">2</text:span><text:span text:style-name="T45">7</text:span>_SUCCESS_SCRIPT<text:span text:style-name="T13">=”</text:span></text:p>
      <text:p text:style-name="P133"/>
      <text:p text:style-name="P133">”</text:p>
      <text:p text:style-name="P133"/>
      <text:p text:style-name="P131">MISSION_<text:span text:style-name="T38">2</text:span><text:span text:style-name="T45">7</text:span>_<text:span text:style-name="T13">FAIL</text:span>_SCRIPT<text:span text:style-name="T13">=”</text:span></text:p>
      <text:p text:style-name="P131">“</text:p>
      <text:p text:style-name="P131"><text:span text:style-name="T26"/></text:p>
      <text:p text:style-name="P131"><text:span text:style-name="T26"/></text:p>
      <text:p text:style-name="P131"><text:span text:style-name="T20">MISSION_</text:span><text:span text:style-name="T38">2</text:span><text:span text:style-name="T45">8</text:span><text:span text:style-name="T20">_START_SCRIPT=”</text:span></text:p>
      <text:p text:style-name="P132">”</text:p>
      <text:p text:style-name="P132"/>
      <text:p text:style-name="P131">MISSION_<text:span text:style-name="T38">2</text:span><text:span text:style-name="T45">8</text:span>_SUCCESS_SCRIPT<text:span text:style-name="T13">=”</text:span></text:p>
      <text:p text:style-name="P133"/>
      <text:p text:style-name="P133">”</text:p>
      <text:p text:style-name="P133"/>
      <text:p text:style-name="P131">MISSION_<text:span text:style-name="T38">2</text:span><text:span text:style-name="T45">8</text:span>_<text:span text:style-name="T13">FAIL</text:span>_SCRIPT<text:span text:style-name="T13">=”</text:span></text:p>
      <text:p text:style-name="P131">“</text:p>
      <text:p text:style-name="P131"/>
      <text:p text:style-name="P136"><text:span text:style-name="T26"/></text:p>
      <text:p text:style-name="P136"><text:span text:style-name="T20">MISSION_</text:span><text:span text:style-name="T38">2</text:span><text:span text:style-name="T45">9</text:span><text:span text:style-name="T20">_START_SCRIPT=”</text:span></text:p>
      <text:p text:style-name="P137">”</text:p>
      <text:p text:style-name="P137"/>
      <text:p text:style-name="P136">MISSION_<text:span text:style-name="T38">2</text:span><text:span text:style-name="T45">9</text:span>_SUCCESS_SCRIPT<text:span text:style-name="T13">=”</text:span></text:p>
      <text:p text:style-name="P138"/>
      <text:p text:style-name="P138">”</text:p>
      <text:p text:style-name="P138"/>
      <text:p text:style-name="P136">MISSION_<text:span text:style-name="T38">2</text:span><text:span text:style-name="T45">9</text:span>_<text:span text:style-name="T13">FAIL</text:span>_SCRIPT<text:span text:style-name="T13">=”</text:span></text:p>
      <text:p text:style-name="P136">“</text:p>
      <text:p text:style-name="P136"><text:span text:style-name="T26"/></text:p>
      <text:p text:style-name="P136"><text:span text:style-name="T26"/></text:p>
      <text:p text:style-name="P136"><text:span text:style-name="T26"/></text:p>
      <text:p text:style-name="P136"><text:span text:style-name="T20">MISSION_</text:span><text:span text:style-name="T29">30</text:span><text:span text:style-name="T20">_START_SCRIPT=”</text:span></text:p>
      <text:p text:style-name="P137">”</text:p>
      <text:p text:style-name="P137"/>
      <text:p text:style-name="P136">MISSION_<text:span text:style-name="T29">30</text:span>_SUCCESS_SCRIPT<text:span text:style-name="T13">=”</text:span></text:p>
      <text:p text:style-name="P138"/>
      <text:p text:style-name="P138">”</text:p>
      <text:p text:style-name="P138"/>
      <text:p text:style-name="P136">MISSION_<text:span text:style-name="T29">30</text:span>_<text:span text:style-name="T13">FAIL</text:span>_SCRIPT<text:span text:style-name="T13">=”</text:span></text:p>
      <text:p text:style-name="P136">“</text:p>
      <text:p text:style-name="P136"/>
      <text:p text:style-name="P136"><text:span text:style-name="T26"/></text:p>
      <text:p text:style-name="P136"><text:span text:style-name="T20">MISSION_</text:span><text:span text:style-name="T29">31</text:span><text:span text:style-name="T20">_START_SCRIPT=”</text:span></text:p>
      <text:p text:style-name="P137">”</text:p>
      <text:p text:style-name="P137"/>
      <text:p text:style-name="P136">MISSION_<text:span text:style-name="T29">31</text:span>_SUCCESS_SCRIPT<text:span text:style-name="T13">=”</text:span></text:p>
      <text:p text:style-name="P138"/>
      <text:p text:style-name="P138">”</text:p>
      <text:p text:style-name="P138"/>
      <text:p text:style-name="P136">MISSION_<text:span text:style-name="T29">31</text:span>_<text:span text:style-name="T13">FAIL</text:span>_SCRIPT<text:span text:style-name="T13">=”</text:span></text:p>
      <text:p text:style-name="P136">“</text:p>
      <text:p text:style-name="P136"><text:span text:style-name="T26"/></text:p>
      <text:p text:style-name="P136"><text:span text:style-name="T20">MISSION_</text:span><text:span text:style-name="T29">32</text:span><text:span text:style-name="T20">_START_SCRIPT=”</text:span></text:p>
      <text:p text:style-name="P137">”</text:p>
      <text:p text:style-name="P137"/>
      <text:p text:style-name="P136">MISSION_<text:span text:style-name="T29">32</text:span>_SUCCESS_SCRIPT<text:span text:style-name="T13">=”</text:span></text:p>
      <text:p text:style-name="P138"/>
      <text:p text:style-name="P138">”</text:p>
      <text:p text:style-name="P138"/>
      <text:p text:style-name="P136">MISSION_<text:span text:style-name="T29">32</text:span>_<text:span text:style-name="T13">FAIL</text:span>_SCRIPT<text:span text:style-name="T13">=”</text:span></text:p>
      <text:p text:style-name="P136">“</text:p>
      <text:p text:style-name="P136"/>
      <text:p text:style-name="P136"/>
      <text:p text:style-name="P139"><text:soft-page-break/></text:p>
      <text:p text:style-name="P1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fo:background-color="#1c1c1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1c1c1c" draw:opacity="100%" style:footnote-max-height="0in" loext:margin-gutter="0in">
        <style:columns fo:column-count="3">
          <style:column style:rel-width="6034*" fo:start-indent="0in" fo:end-indent="0in"/>
          <style:column style:rel-width="6034*" fo:start-indent="0in" fo:end-indent="0in"/>
          <style:column style:rel-width="6035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5T12:28:25.803916600</meta:creation-date>
    <dc:date>2025-08-06T00:41:37.532485700</dc:date>
    <meta:editing-duration>PT2H24S</meta:editing-duration>
    <meta:editing-cycles>19</meta:editing-cycles>
    <meta:generator>LibreOffice/25.2.4.3$Windows_X86_64 LibreOffice_project/33e196637044ead23f5c3226cde09b47731f7e27</meta:generator>
    <meta:print-date>2025-08-05T22:57:34.332115800</meta:print-date>
    <meta:printed-by>PDF files</meta:printed-by>
    <meta:document-statistic meta:table-count="0" meta:image-count="0" meta:object-count="0" meta:page-count="4" meta:paragraph-count="627" meta:word-count="3005" meta:character-count="21769" meta:non-whitespace-character-count="19325"/>
  </office:meta>
</office:document-meta>
</file>